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ff9" svg:font-family="ff9, Georgia1, Georgia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7fd2f"/>
    </style:style>
    <style:style style:name="P3" style:family="paragraph" style:parent-style-name="Text_20_body">
      <style:text-properties fo:font-variant="small-caps" fo:font-style="normal" officeooo:rsid="0017fd2f" officeooo:paragraph-rsid="0017fd2f" style:font-style-asian="normal" style:font-style-complex="normal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5">
      <style:paragraph-properties fo:margin-top="0in" fo:margin-bottom="0in" loext:contextual-spacing="false"/>
    </style:style>
    <style:style style:name="P9" style:family="paragraph" style:parent-style-name="Text_20_body" style:list-style-name="L6">
      <style:paragraph-properties fo:margin-top="0in" fo:margin-bottom="0in" loext:contextual-spacing="false"/>
    </style:style>
    <style:style style:name="P10" style:family="paragraph" style:parent-style-name="Text_20_body" style:list-style-name="L7">
      <style:paragraph-properties fo:margin-top="0in" fo:margin-bottom="0in" loext:contextual-spacing="false"/>
    </style:style>
    <style:style style:name="P11" style:family="paragraph" style:parent-style-name="Text_20_body" style:list-style-name="L8">
      <style:paragraph-properties fo:margin-top="0in" fo:margin-bottom="0in" loext:contextual-spacing="false"/>
    </style:style>
    <style:style style:name="P12" style:family="paragraph" style:parent-style-name="Text_20_body" style:list-style-name="L9">
      <style:paragraph-properties fo:margin-top="0in" fo:margin-bottom="0in" loext:contextual-spacing="false"/>
    </style:style>
    <style:style style:name="P13" style:family="paragraph" style:parent-style-name="Text_20_body" style:list-style-name="L10">
      <style:paragraph-properties fo:margin-top="0in" fo:margin-bottom="0in" loext:contextual-spacing="false"/>
    </style:style>
    <style:style style:name="P14" style:family="paragraph" style:parent-style-name="Text_20_body" style:list-style-name="L11">
      <style:paragraph-properties fo:margin-top="0in" fo:margin-bottom="0in" loext:contextual-spacing="false"/>
    </style:style>
    <style:style style:name="P15" style:family="paragraph" style:parent-style-name="Text_20_body" style:list-style-name="L12">
      <style:paragraph-properties fo:margin-top="0in" fo:margin-bottom="0in" loext:contextual-spacing="false"/>
    </style:style>
    <style:style style:name="P16" style:family="paragraph" style:parent-style-name="Text_20_body" style:list-style-name="L13">
      <style:paragraph-properties fo:margin-top="0in" fo:margin-bottom="0in" loext:contextual-spacing="false"/>
    </style:style>
    <style:style style:name="P17" style:family="paragraph" style:parent-style-name="Text_20_body" style:list-style-name="L14">
      <style:paragraph-properties fo:margin-top="0in" fo:margin-bottom="0in" loext:contextual-spacing="false"/>
    </style:style>
    <style:style style:name="P18" style:family="paragraph" style:parent-style-name="Text_20_body" style:list-style-name="L15">
      <style:paragraph-properties fo:margin-top="0in" fo:margin-bottom="0in" loext:contextual-spacing="false"/>
    </style:style>
    <style:style style:name="P19" style:family="paragraph" style:parent-style-name="Text_20_body" style:list-style-name="L16">
      <style:paragraph-properties fo:margin-top="0in" fo:margin-bottom="0in" loext:contextual-spacing="false"/>
    </style:style>
    <style:style style:name="P20" style:family="paragraph" style:parent-style-name="Text_20_body" style:list-style-name="L17">
      <style:paragraph-properties fo:margin-top="0in" fo:margin-bottom="0in" loext:contextual-spacing="false"/>
    </style:style>
    <style:style style:name="P21" style:family="paragraph" style:parent-style-name="Text_20_body" style:list-style-name="L18">
      <style:paragraph-properties fo:margin-top="0in" fo:margin-bottom="0in" loext:contextual-spacing="false"/>
    </style:style>
    <style:style style:name="P22" style:family="paragraph" style:parent-style-name="Text_20_body" style:list-style-name="L19">
      <style:paragraph-properties fo:margin-top="0in" fo:margin-bottom="0in" loext:contextual-spacing="false"/>
    </style:style>
    <style:style style:name="P23" style:family="paragraph" style:parent-style-name="Text_20_body" style:list-style-name="L20">
      <style:paragraph-properties fo:margin-top="0in" fo:margin-bottom="0in" loext:contextual-spacing="false"/>
    </style:style>
    <style:style style:name="P24" style:family="paragraph" style:parent-style-name="Text_20_body" style:list-style-name="L21">
      <style:paragraph-properties fo:margin-top="0in" fo:margin-bottom="0in" loext:contextual-spacing="false"/>
    </style:style>
    <style:style style:name="P25" style:family="paragraph" style:parent-style-name="Text_20_body" style:list-style-name="L22">
      <style:paragraph-properties fo:margin-top="0in" fo:margin-bottom="0in" loext:contextual-spacing="false"/>
    </style:style>
    <style:style style:name="P26" style:family="paragraph" style:parent-style-name="Text_20_body" style:list-style-name="L23">
      <style:paragraph-properties fo:margin-top="0in" fo:margin-bottom="0in" loext:contextual-spacing="false"/>
    </style:style>
    <style:style style:name="T1" style:family="text">
      <style:text-properties officeooo:rsid="0017fd2f"/>
    </style:style>
    <style:style style:name="T2" style:family="text">
      <style:text-properties style:font-name="FreeSans" fo:font-size="13pt" fo:font-style="normal" style:font-size-asian="13pt" style:font-style-asian="normal" style:font-size-complex="13pt" style:font-style-complex="normal"/>
    </style:style>
    <style:style style:name="T3" style:family="text">
      <style:text-properties style:font-name="FreeSans" fo:font-size="13pt" fo:font-style="normal" officeooo:rsid="0017fd2f" style:font-size-asian="13pt" style:font-style-asian="normal" style:font-size-complex="13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2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9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equent Biblical Hebrew Lexicon</text:h>
      <text:p text:style-name="Text_20_body"><text:span text:style-name="Variable"><text:span text:style-name="T2">Project “Biblical Hebrew for linguists—Westminster Leningrad Codex” </text:span></text:span><text:a xlink:type="simple" xlink:href="http://www.bh.fias.fr/" text:style-name="Internet_20_link" text:visited-style-name="Visited_20_Internet_20_Link"><text:span text:style-name="Variable"><text:span text:style-name="T3">bh.fias.fr</text:span></text:span></text:a></text:p>
      <text:p text:style-name="P3">Maxime Seveleu-Dubrovnik</text:p>
      <text:p text:style-name="P2"><text:span text:style-name="T1">Dept. of Linguistics, FIAS, 75230 Paris, France<text:line-break/></text:span><text:a xlink:type="simple" xlink:href="mailto:seveleu.dubrovnik@fias.fr" text:style-name="Internet_20_link" text:visited-style-name="Visited_20_Internet_20_Link">seveleu.</text:a><text:a xlink:type="simple" xlink:href="mailto:seveleu.dubrovnik@fias.fr" text:style-name="Internet_20_link" text:visited-style-name="Visited_20_Internet_20_Link"><text:span text:style-name="T1">dubrovnik</text:span></text:a><text:a xlink:type="simple" xlink:href="mailto:seveleu.dubrovnik@fias.fr" text:style-name="Internet_20_link" text:visited-style-name="Visited_20_Internet_20_Link">@</text:a><text:a xlink:type="simple" xlink:href="mailto:seveleu.dubrovnik@fias.fr" text:style-name="Internet_20_link" text:visited-style-name="Visited_20_Internet_20_Link"><text:span text:style-name="T1">fias.fr</text:span></text:a></text:p>
      <text:h text:style-name="Heading_20_2" text:outline-level="2"><text:bookmark-start text:name="verbs"/>Verbs<text:bookmark-end text:name="verbs"/></text:h>
      <text:h text:style-name="Heading_20_3" text:outline-level="3"><text:bookmark-start text:name="verbs-occurring-500-5000-times"/>Verbs occurring 500-5000 times<text:bookmark-end text:name="verbs-occurring-500-5000-times"/></text:h>
      <text:list xml:id="list3041779313" text:style-name="L1">
        <text:list-item>
          <text:p text:style-name="P4">אָכַל — eat (Strong 398)</text:p>
        </text:list-item>
        <text:list-item>
          <text:p text:style-name="P4">אָמַר — say (Strong 559)</text:p>
        </text:list-item>
        <text:list-item>
          <text:p text:style-name="P4">בּוֹא — enter, come (Strong 935)</text:p>
        </text:list-item>
        <text:list-item>
          <text:p text:style-name="P4">דִּבֶּר — speak (Pi.) (Strong 1696)</text:p>
        </text:list-item>
        <text:list-item>
          <text:p text:style-name="P4">הָיָה — be, become (Strong 1961)</text:p>
        </text:list-item>
        <text:list-item>
          <text:p text:style-name="P4">הָלַך — go, walk (Strong 1980)</text:p>
        </text:list-item>
        <text:list-item>
          <text:p text:style-name="P4">יָדַע — know (Strong 3045)</text:p>
        </text:list-item>
        <text:list-item>
          <text:p text:style-name="P4">יָלַד — bring forth (Strong 3205)</text:p>
        </text:list-item>
        <text:list-item>
          <text:p text:style-name="P4">יָצָא — go out (Strong 3318)</text:p>
        </text:list-item>
        <text:list-item>
          <text:p text:style-name="P4">יָשַׁב — sit, dwell (Strong 3427)</text:p>
        </text:list-item>
        <text:list-item>
          <text:p text:style-name="P4">לָקַח — take, seize (Strong 3947)</text:p>
        </text:list-item>
        <text:list-item>
          <text:p text:style-name="P4">מוּת — die (Strong 4191)</text:p>
        </text:list-item>
        <text:list-item>
          <text:p text:style-name="P4">נָשָׂא — lift up, carry (Strong 5375)</text:p>
        </text:list-item>
        <text:list-item>
          <text:p text:style-name="P4">נָתַן — give (Strong 5414)</text:p>
        </text:list-item>
        <text:list-item>
          <text:p text:style-name="P4">עָלָה — go up (Strong 5927)</text:p>
        </text:list-item>
        <text:list-item>
          <text:p text:style-name="P4">עָשָׂה — do, make (Strong 6213)</text:p>
        </text:list-item>
        <text:list-item>
          <text:p text:style-name="P4">קָרָא — call, meet (Strong 7121)</text:p>
        </text:list-item>
        <text:list-item>
          <text:p text:style-name="P4">רָאָה — see (Strong 7200)</text:p>
        </text:list-item>
        <text:list-item>
          <text:p text:style-name="P4">שִׂים — set, place (Strong 7760)</text:p>
        </text:list-item>
        <text:list-item>
          <text:p text:style-name="P4">שׁוּב — turn, return (Strong 7725)</text:p>
        </text:list-item>
        <text:list-item>
          <text:p text:style-name="P4">שָׁלַח — stretch out, send (Strong 7971)</text:p>
        </text:list-item>
        <text:list-item>
          <text:p text:style-name="P4">שָׁמַע — hear, listen to (Strong 8085)</text:p>
        </text:list-item>
      </text:list>
      <text:h text:style-name="Heading_20_2" text:outline-level="2"><text:bookmark-start text:name="verbs-1"/>Verbs<text:bookmark-end text:name="verbs-1"/></text:h>
      <text:h text:style-name="Heading_20_3" text:outline-level="3"><text:bookmark-start text:name="verbs-occurring-200-500-times"/>Verbs occurring 200-500 times<text:bookmark-end text:name="verbs-occurring-200-500-times"/></text:h>
      <text:list xml:id="list472749804" text:style-name="L2">
        <text:list-item>
          <text:p text:style-name="P5">אָהַב — love (Strong 157)</text:p>
        </text:list-item>
        <text:list-item>
          <text:p text:style-name="P5">אָסַף — gather (Strong 622)</text:p>
        </text:list-item>
        <text:list-item>
          <text:p text:style-name="P5"><text:soft-page-break/>בָּנָה — build (Strong 1129)</text:p>
        </text:list-item>
        <text:list-item>
          <text:p text:style-name="P5">בִּקֵּשׁ — Seek (Pi.) (Strong 1245)</text:p>
        </text:list-item>
        <text:list-item>
          <text:p text:style-name="P5">בֵּרַך — Bless (Pi.) (Strong 1288)</text:p>
        </text:list-item>
        <text:list-item>
          <text:p text:style-name="P5">זָכַר — remember (Strong 2142)</text:p>
        </text:list-item>
        <text:list-item>
          <text:p text:style-name="P5">חָזַק — Be strong (Strong 2388)</text:p>
        </text:list-item>
        <text:list-item>
          <text:p text:style-name="P5">חָטָא — sin (Strong 2398)</text:p>
        </text:list-item>
        <text:list-item>
          <text:p text:style-name="P5">חָיָה — Be alive (Strong 2421)</text:p>
        </text:list-item>
        <text:list-item>
          <text:p text:style-name="P5">יָכֹל — Be able (Strong 3201)</text:p>
        </text:list-item>
        <text:list-item>
          <text:p text:style-name="P5">יָסַף — add (Strong 3254)</text:p>
        </text:list-item>
        <text:list-item>
          <text:p text:style-name="P5">יָרֵא — Fear, be afraid (Strong 3372)</text:p>
        </text:list-item>
        <text:list-item>
          <text:p text:style-name="P5">יָרַד — Go down (Strong 3381)</text:p>
        </text:list-item>
        <text:list-item>
          <text:p text:style-name="P5">יָרַשׁ — Possess, subdue (Strong 3423)</text:p>
        </text:list-item>
        <text:list-item>
          <text:p text:style-name="P5">ישׁע — Help, deliver (Hi.) (Strong 3467)</text:p>
        </text:list-item>
        <text:list-item>
          <text:p text:style-name="P5">כּוּן — Be firm (Strong 3559)</text:p>
        </text:list-item>
        <text:list-item>
          <text:p text:style-name="P5">כָּלָה — cease (Strong 3615)</text:p>
        </text:list-item>
        <text:list-item>
          <text:p text:style-name="P5">כָּרַת — Cut off (Strong 3772)</text:p>
        </text:list-item>
        <text:list-item>
          <text:p text:style-name="P5">כָּתַב — write (Strong 3789)</text:p>
        </text:list-item>
        <text:list-item>
          <text:p text:style-name="P5">מָלֵא — Be full (Strong 4390)</text:p>
        </text:list-item>
        <text:list-item>
          <text:p text:style-name="P5">מָלַך — Be king, reign (Strong 4427)</text:p>
        </text:list-item>
        <text:list-item>
          <text:p text:style-name="P5">מָצָא — Find, meet (Strong 4672)</text:p>
        </text:list-item>
        <text:list-item>
          <text:p text:style-name="P5">נגד — Make known, tell (Hi.) (Strong 5046)</text:p>
        </text:list-item>
        <text:list-item>
          <text:p text:style-name="P5">נָטָה — Stretch out, extend (Strong 5186)</text:p>
        </text:list-item>
        <text:list-item>
          <text:p text:style-name="P5">נכה — Smite (Hi.) (Strong 5221)</text:p>
        </text:list-item>
        <text:list-item>
          <text:p text:style-name="P5">נָפַל — fall (Strong 5307)</text:p>
        </text:list-item>
        <text:list-item>
          <text:p text:style-name="P5">עָבַד — Serve, work (Strong 5647)</text:p>
        </text:list-item>
        <text:list-item>
          <text:p text:style-name="P5">עָבַר — Pass, go over (Strong 5674)</text:p>
        </text:list-item>
        <text:list-item>
          <text:p text:style-name="P5">עָמַד — stand (Strong 5975)</text:p>
        </text:list-item>
        <text:list-item>
          <text:p text:style-name="P5">עָנָה — Answer, reply (Strong 6031)</text:p>
        </text:list-item>
        <text:list-item>
          <text:p text:style-name="P5">פָּקַד — Visit, number (Strong 6485)</text:p>
        </text:list-item>
        <text:list-item>
          <text:p text:style-name="P5">צִוָּה — Command (Pi.) (Strong 6680)</text:p>
        </text:list-item>
        <text:list-item>
          <text:p text:style-name="P5">קוּם — Rise, stand (Strong 6965)</text:p>
        </text:list-item>
        <text:list-item>
          <text:p text:style-name="P5">רָבָה — Become great (Strong 7235)</text:p>
        </text:list-item>
        <text:list-item>
          <text:p text:style-name="P5">רוּם — Be high, exalted (Strong 7311)</text:p>
        </text:list-item>
        <text:list-item>
          <text:p text:style-name="P5">שָׁמַר — Keep, watch (Strong 8104)</text:p>
        </text:list-item>
        <text:list-item>
          <text:p text:style-name="P5">שָׁתָה — drink (Strong 8354)</text:p>
        </text:list-item>
      </text:list>
      <text:h text:style-name="Heading_20_2" text:outline-level="2"><text:bookmark-start text:name="verbs-2"/>Verbs<text:bookmark-end text:name="verbs-2"/></text:h>
      <text:h text:style-name="Heading_20_3" text:outline-level="3"><text:bookmark-start text:name="verbs-occurring-100-200-times"/>Verbs occurring 100-200 times<text:bookmark-end text:name="verbs-occurring-100-200-times"/></text:h>
      <text:list xml:id="list2510796916" text:style-name="L3">
        <text:list-item>
          <text:p text:style-name="P6">אָבַד — Perish (Strong 6)</text:p>
        </text:list-item>
        <text:list-item>
          <text:p text:style-name="P6">אמן — Be firm, faithful, believe, trust (Strong 539)</text:p>
        </text:list-item>
        <text:list-item>
          <text:p text:style-name="P6"><text:soft-page-break/>בּוֹשׁ — Be ashamed (Strong 954)</text:p>
        </text:list-item>
        <text:list-item>
          <text:p text:style-name="P6">בָּטַח — trust (Strong 982)</text:p>
        </text:list-item>
        <text:list-item>
          <text:p text:style-name="P6">בִּין — understand (Strong 995)</text:p>
        </text:list-item>
        <text:list-item>
          <text:p text:style-name="P6">בָּכָה — weep (Strong 1058)</text:p>
        </text:list-item>
        <text:list-item>
          <text:p text:style-name="P6">גָּאַל — redeem (Strong 1350)</text:p>
        </text:list-item>
        <text:list-item>
          <text:p text:style-name="P6">גָּדַל — Be great, strong (Strong 1431)</text:p>
        </text:list-item>
        <text:list-item>
          <text:p text:style-name="P6">גּוּר — sojourn (Strong 1482)</text:p>
        </text:list-item>
        <text:list-item>
          <text:p text:style-name="P6">גָּלָה — Reveal, uncover (Strong 1540)</text:p>
        </text:list-item>
        <text:list-item>
          <text:p text:style-name="P6">דָּרַשׁ — seek (Strong 1875)</text:p>
        </text:list-item>
        <text:list-item>
          <text:p text:style-name="P6">הִלֵּל — Praise (Pi) (Strong 1985)</text:p>
        </text:list-item>
        <text:list-item>
          <text:p text:style-name="P6">הָרַג — kill (Strong 2026)</text:p>
        </text:list-item>
        <text:list-item>
          <text:p text:style-name="P6">זָבַח — Slaughter, sacrifice (Strong 2076)</text:p>
        </text:list-item>
        <text:list-item>
          <text:p text:style-name="P6">חלל — Be polluted, begin (Ni) (Strong 2490)</text:p>
        </text:list-item>
        <text:list-item>
          <text:p text:style-name="P6">חָנָה — encamp (Strong 2583)</text:p>
        </text:list-item>
        <text:list-item>
          <text:p text:style-name="P6">חָשַׁב — Think, regard (Strong 2803)</text:p>
        </text:list-item>
        <text:list-item>
          <text:p text:style-name="P6">טָמֵא — Be unclean (ceremonially) (Strong 2930)</text:p>
        </text:list-item>
        <text:list-item>
          <text:p text:style-name="P6">ידה — Praise, confess (Hi) (Strong 3034)</text:p>
        </text:list-item>
        <text:list-item>
          <text:p text:style-name="P6">יָטַב — Be good, well (Strong 3190)</text:p>
        </text:list-item>
        <text:list-item>
          <text:p text:style-name="P6">יתר — Be left, remain (Ni) (Strong 3492)</text:p>
        </text:list-item>
        <text:list-item>
          <text:p text:style-name="P6">כָּבֵד — Be heavy (Strong 3513)</text:p>
        </text:list-item>
        <text:list-item>
          <text:p text:style-name="P6">כָּסָה — Cover, conceal (Strong 3680)</text:p>
        </text:list-item>
        <text:list-item>
          <text:p text:style-name="P6">כָּפַר — Cover, atone (Strong 3722)</text:p>
        </text:list-item>
        <text:list-item>
          <text:p text:style-name="P6">לָבֵשׁ — Put on, clothe (Strong 3847)</text:p>
        </text:list-item>
        <text:list-item>
          <text:p text:style-name="P6">לחם — fight (Strong 3898)</text:p>
        </text:list-item>
        <text:list-item>
          <text:p text:style-name="P6">נבא — Speak or act as a prophet (Ni) (Strong 5012)</text:p>
        </text:list-item>
        <text:list-item>
          <text:p text:style-name="P6">נָגַע — Touch (Ni) (Strong 5060)</text:p>
        </text:list-item>
        <text:list-item>
          <text:p text:style-name="P6">נָגַשׁ — approach (Strong 5066)</text:p>
        </text:list-item>
        <text:list-item>
          <text:p text:style-name="P6">נוּס — flee (Strong 5127)</text:p>
        </text:list-item>
        <text:list-item>
          <text:p text:style-name="P6">נָסַע — Pull out, depart (Strong 5265)</text:p>
        </text:list-item>
        <text:list-item>
          <text:p text:style-name="P6">נצל — Snatch, deliver (Strong 5337)</text:p>
        </text:list-item>
        <text:list-item>
          <text:p text:style-name="P6">סָבַב — Turn, surround (Strong 5437)</text:p>
        </text:list-item>
        <text:list-item>
          <text:p text:style-name="P6">סוּר — Turn aside (Hi) (Strong 5493)</text:p>
        </text:list-item>
        <text:list-item>
          <text:p text:style-name="P6">סָפַר — Count, write (Strong 5608)</text:p>
        </text:list-item>
        <text:list-item>
          <text:p text:style-name="P6">עָזַב — abandon (Strong 5800)</text:p>
        </text:list-item>
        <text:list-item>
          <text:p text:style-name="P6">פָּנָה — Turn towards (Strong 6437)</text:p>
        </text:list-item>
        <text:list-item>
          <text:p text:style-name="P6">קָבַץ — Collect, assemble (Strong 6908)</text:p>
        </text:list-item>
        <text:list-item>
          <text:p text:style-name="P6">קָבַר — bury (Strong 6912)</text:p>
        </text:list-item>
        <text:list-item>
          <text:p text:style-name="P6">קָדַשׁ — Be holy (Strong 6942)</text:p>
        </text:list-item>
        <text:list-item>
          <text:p text:style-name="P6">קִטֵּר — Make to smoke (Pi) (Strong 7002)</text:p>
        </text:list-item>
        <text:list-item>
          <text:p text:style-name="P6">קָרַב — Come near, approach (Strong 7126)</text:p>
        </text:list-item>
        <text:list-item>
          <text:p text:style-name="P6">רָדַף — Pursue, persecute (Strong 7291)</text:p>
        </text:list-item>
        <text:list-item>
          <text:p text:style-name="P6">רוּץ — run (Strong 7323)</text:p>
        </text:list-item>
        <text:list-item>
          <text:p text:style-name="P6"><text:soft-page-break/>רָעָה — Feed, tend (Strong 7462)</text:p>
        </text:list-item>
        <text:list-item>
          <text:p text:style-name="P6">שָׁמַח — Be glad, rejoice (Strong 8055)</text:p>
        </text:list-item>
        <text:list-item>
          <text:p text:style-name="P6">שָׁנֵא — hate (Strong 8130)</text:p>
        </text:list-item>
        <text:list-item>
          <text:p text:style-name="P6">שָׂרַף — burn (Strong 8313)</text:p>
        </text:list-item>
        <text:list-item>
          <text:p text:style-name="P6">שָׁאַל — Ask, inquire (Strong 7592)</text:p>
        </text:list-item>
        <text:list-item>
          <text:p text:style-name="P6">שָׁאַר — remain (Strong 7604)</text:p>
        </text:list-item>
        <text:list-item>
          <text:p text:style-name="P6">שׁבע — Swear (Ni) (Strong 7646)</text:p>
        </text:list-item>
        <text:list-item>
          <text:p text:style-name="P6">שָׁבַר — Break in pieces (Strong 7665)</text:p>
        </text:list-item>
        <text:list-item>
          <text:p text:style-name="P6">שָׁחָה — Bow down (Strong 7812)</text:p>
        </text:list-item>
        <text:list-item>
          <text:p text:style-name="P6">שׁחת — Ruin, destroy (Pi)(Hi) (Strong 7843)</text:p>
        </text:list-item>
        <text:list-item>
          <text:p text:style-name="P6">שָׁכַב — Lie down (Strong 7901)</text:p>
        </text:list-item>
        <text:list-item>
          <text:p text:style-name="P6">שָׁכַח — forget (Strong 7911)</text:p>
        </text:list-item>
        <text:list-item>
          <text:p text:style-name="P6">שָׁכֵן — Dwell, settle down (Strong 7934)</text:p>
        </text:list-item>
        <text:list-item>
          <text:p text:style-name="P6">שׁלך — Cast, throw (Hi) (Strong 7993)</text:p>
        </text:list-item>
        <text:list-item>
          <text:p text:style-name="P6">שָׁלֵם — Be whole, complete (Strong 7999)</text:p>
        </text:list-item>
        <text:list-item>
          <text:p text:style-name="P6">שָׁפַט — judge (Strong 8199)</text:p>
        </text:list-item>
        <text:list-item>
          <text:p text:style-name="P6">שָׁפַך — Pour out (Strong 8210)</text:p>
        </text:list-item>
        <text:list-item>
          <text:p text:style-name="P6">שֵׁרֵת — Minister, serve (Pi) (Strong 8334)</text:p>
        </text:list-item>
      </text:list>
      <text:h text:style-name="Heading_20_2" text:outline-level="2"><text:bookmark-start text:name="verbs-3"/>Verbs<text:bookmark-end text:name="verbs-3"/></text:h>
      <text:h text:style-name="Heading_20_3" text:outline-level="3"><text:bookmark-start text:name="verbs-occurring-50-100-times"/>Verbs occurring 50-100 times<text:bookmark-end text:name="verbs-occurring-50-100-times"/></text:h>
      <text:list xml:id="list1164738420" text:style-name="L4">
        <text:list-item>
          <text:p text:style-name="P7">אָבָה — Be willing (Strong 14)</text:p>
        </text:list-item>
        <text:list-item>
          <text:p text:style-name="P7">אָחַז — Seize, grasp (Strong 270)</text:p>
        </text:list-item>
        <text:list-item>
          <text:p text:style-name="P7">אָסַר — Bind (Strong 631)</text:p>
        </text:list-item>
        <text:list-item>
          <text:p text:style-name="P7">אָרַר — Curse (Strong 779)</text:p>
        </text:list-item>
        <text:list-item>
          <text:p text:style-name="P7">בָּחַר — Choose (Strong 977)</text:p>
        </text:list-item>
        <text:list-item>
          <text:p text:style-name="P7">בָּלַע — Swallow (Strong 1104)</text:p>
        </text:list-item>
        <text:list-item>
          <text:p text:style-name="P7">בָּעַר — Burn (Strong 1197)</text:p>
        </text:list-item>
        <text:list-item>
          <text:p text:style-name="P7">בָּקַע — Split (Strong 1234)</text:p>
        </text:list-item>
        <text:list-item>
          <text:p text:style-name="P7">בָּרָא — Creates (Strong 1254)</text:p>
        </text:list-item>
        <text:list-item>
          <text:p text:style-name="P7">בָּרַח — Flee (Strong 1272)</text:p>
        </text:list-item>
        <text:list-item>
          <text:p text:style-name="P7">דָּבַק — Cling to (Strong 1692)</text:p>
        </text:list-item>
        <text:list-item>
          <text:p text:style-name="P7">הָפַך — Turn, overthrow (Strong 2015)</text:p>
        </text:list-item>
        <text:list-item>
          <text:p text:style-name="P7">זָנָה — Commit fornication (Strong 2181)</text:p>
        </text:list-item>
        <text:list-item>
          <text:p text:style-name="P7">זָעַק — Cry out (Strong 2199)</text:p>
        </text:list-item>
        <text:list-item>
          <text:p text:style-name="P7">זָרַע — Sow (Strong 2232)</text:p>
        </text:list-item>
        <text:list-item>
          <text:p text:style-name="P7">חָדַל — Cease (Strong 2308)</text:p>
        </text:list-item>
        <text:list-item>
          <text:p text:style-name="P7">חוּל חִילּ — Writhe, tremble (Strong 2342)</text:p>
        </text:list-item>
        <text:list-item>
          <text:p text:style-name="P7">חָזָה — See, gaze at (Strong 2372)</text:p>
        </text:list-item>
        <text:list-item>
          <text:p text:style-name="P7">חָלָה — Be sick or weak (Strong 2470)</text:p>
        </text:list-item>
        <text:list-item>
          <text:p text:style-name="P7"><text:soft-page-break/>חָלַק — Divide (Strong 2505)</text:p>
        </text:list-item>
        <text:list-item>
          <text:p text:style-name="P7">חָנַן — Be gracious, favor (Strong 2603)</text:p>
        </text:list-item>
        <text:list-item>
          <text:p text:style-name="P7">חָפֵץ — Delight, take please in (Strong 2654)</text:p>
        </text:list-item>
        <text:list-item>
          <text:p text:style-name="P7">חָרָה — Be angry, burn (Strong 2734)</text:p>
        </text:list-item>
        <text:list-item>
          <text:p text:style-name="P7">הרם — Devote, destroy (Hi) (Strong 2036)</text:p>
        </text:list-item>
        <text:list-item>
          <text:p text:style-name="P7">חָרַשׁ — Plow, engrave (Strong 2790)</text:p>
        </text:list-item>
        <text:list-item>
          <text:p text:style-name="P7">חָתַת — Be shattered, terrified (Strong 2865)</text:p>
        </text:list-item>
        <text:list-item>
          <text:p text:style-name="P7">טָהֵר — Be clean (Strong 2891)</text:p>
        </text:list-item>
        <text:list-item>
          <text:p text:style-name="P7">יָבֵשׁ — Be dry (Strong 3001)</text:p>
        </text:list-item>
        <text:list-item>
          <text:p text:style-name="P7">יכח — Reprove (Hi) (Strong 3198)</text:p>
        </text:list-item>
        <text:list-item>
          <text:p text:style-name="P7">יָעַץ — Advise (Strong 3289)</text:p>
        </text:list-item>
        <text:list-item>
          <text:p text:style-name="P7">יָצַק — Pour out (Strong 3332)</text:p>
        </text:list-item>
        <text:list-item>
          <text:p text:style-name="P7">יָצַר — Form, shape (Strong 3334)</text:p>
        </text:list-item>
        <text:list-item>
          <text:p text:style-name="P7">יָרָה — Cast, teach (Strong 3384)</text:p>
        </text:list-item>
        <text:list-item>
          <text:p text:style-name="P7">כִּבֶּס — Wash, clean (Pi) (Strong 3526)</text:p>
        </text:list-item>
        <text:list-item>
          <text:p text:style-name="P7">כָּעַס — Be discontent (Strong 3707)</text:p>
        </text:list-item>
        <text:list-item>
          <text:p text:style-name="P7">כָּשַׁל — Stumble (Strong 3782)</text:p>
        </text:list-item>
        <text:list-item>
          <text:p text:style-name="P7">לוּן לִין — Spend the night (Strong 3885)</text:p>
        </text:list-item>
        <text:list-item>
          <text:p text:style-name="P7">לָכַד — Seize, capture (Strong 3920)</text:p>
        </text:list-item>
        <text:list-item>
          <text:p text:style-name="P7">לָמַד — Learn (Strong 3925)</text:p>
        </text:list-item>
        <text:list-item>
          <text:p text:style-name="P7">מָאַס — Reject, refuse (Strong 3988)</text:p>
        </text:list-item>
        <text:list-item>
          <text:p text:style-name="P7">מָדַד — Measure (Strong 4058)</text:p>
        </text:list-item>
        <text:list-item>
          <text:p text:style-name="P7">מִהַר — Hasten (Pi) (Strong 4116)</text:p>
        </text:list-item>
        <text:list-item>
          <text:p text:style-name="P7">מָכַר — Sell (Strong 4376)</text:p>
        </text:list-item>
        <text:list-item>
          <text:p text:style-name="P7">מלט — Escape (Ni), save (Pi) (Strong 4422)</text:p>
        </text:list-item>
        <text:list-item>
          <text:p text:style-name="P7">מָשַׁח — Anoint (Strong 4886)</text:p>
        </text:list-item>
        <text:list-item>
          <text:p text:style-name="P7">מָשַׁל — Rule (Strong 4910)</text:p>
        </text:list-item>
        <text:list-item>
          <text:p text:style-name="P7">נבט — Look (Hi) (Strong 5027)</text:p>
        </text:list-item>
        <text:list-item>
          <text:p text:style-name="P7">נדח — Drive out, scatter (Ni) (Hi) (Strong 5080)</text:p>
        </text:list-item>
        <text:list-item>
          <text:p text:style-name="P7">נוּחַ — Rest (Strong 5117)</text:p>
        </text:list-item>
        <text:list-item>
          <text:p text:style-name="P7">נָחַל — Possess, inherit (Strong 5157)</text:p>
        </text:list-item>
        <text:list-item>
          <text:p text:style-name="P7">נָטַע — Plant (Strong 5193)</text:p>
        </text:list-item>
        <text:list-item>
          <text:p text:style-name="P7">נכר — Be strange, noticed, known (Hi) (Ni) (Strong 5234)</text:p>
        </text:list-item>
        <text:list-item>
          <text:p text:style-name="P7">נצב — Set up, erect (Hi) (Ni) (Strong 5324)</text:p>
        </text:list-item>
        <text:list-item>
          <text:p text:style-name="P7">נִצַּח — Lead, direct (Pi) (Strong 5329)</text:p>
        </text:list-item>
        <text:list-item>
          <text:p text:style-name="P7">נָצַר — Keep, watch (Strong 5341)</text:p>
        </text:list-item>
        <text:list-item>
          <text:p text:style-name="P7">נשׂג — Reach, overtake (Hi) (Strong 5381)</text:p>
        </text:list-item>
        <text:list-item>
          <text:p text:style-name="P7">סָגַר — Shut, close (Strong 5462)</text:p>
        </text:list-item>
        <text:list-item>
          <text:p text:style-name="P7">סתר — Conceal, hide (Ni) (Strong 5641)</text:p>
        </text:list-item>
        <text:list-item>
          <text:p text:style-name="P7">עוּר — awake, arouse (Hi) (Strong 5782)</text:p>
        </text:list-item>
        <text:list-item>
          <text:p text:style-name="P7">עָזַר — Help (Strong 5826)</text:p>
        </text:list-item>
        <text:list-item>
          <text:p text:style-name="P7">עָנָה — Be afflicted (Strong 6031)</text:p>
        </text:list-item>
        <text:list-item>
          <text:p text:style-name="P7"><text:soft-page-break/>עַָרַך — Arrange, set in order (Strong 6186)</text:p>
        </text:list-item>
        <text:list-item>
          <text:p text:style-name="P7">פָּדָה — Redeem, ransom (Strong 6299)</text:p>
        </text:list-item>
        <text:list-item>
          <text:p text:style-name="P7">פּוּץ — Scatter, disperse (Strong 6327)</text:p>
        </text:list-item>
        <text:list-item>
          <text:p text:style-name="P7">פלא — Separate, be wonderful (Pi)(Hi)(Ni) (Strong 6381)</text:p>
        </text:list-item>
        <text:list-item>
          <text:p text:style-name="P7">פלל — Pray (Hith) (Strong 6419)</text:p>
        </text:list-item>
        <text:list-item>
          <text:p text:style-name="P7">פָּעַל — Do, make (Strong 6466)</text:p>
        </text:list-item>
        <text:list-item>
          <text:p text:style-name="P7">פָּרַד — separate (Strong 6504)</text:p>
        </text:list-item>
        <text:list-item>
          <text:p text:style-name="P7">פָּרַשׂ — Spread out (Strong 6566)</text:p>
        </text:list-item>
        <text:list-item>
          <text:p text:style-name="P7">צָלַח — Succeed, prosper (Strong 6743)</text:p>
        </text:list-item>
        <text:list-item>
          <text:p text:style-name="P7">צָעַק — Cry out (Strong 6817)</text:p>
        </text:list-item>
        <text:list-item>
          <text:p text:style-name="P7">צָפָה — Watch, overlay (Strong 6822)</text:p>
        </text:list-item>
        <text:list-item>
          <text:p text:style-name="P7">צָרַר — Be distressed, bound (Strong 6887)</text:p>
        </text:list-item>
        <text:list-item>
          <text:p text:style-name="P7">קַל(ל) — Be light, of no account (Strong 7043)</text:p>
        </text:list-item>
        <text:list-item>
          <text:p text:style-name="P7">קָנָה — Acquire, buy (Strong 7069)</text:p>
        </text:list-item>
        <text:list-item>
          <text:p text:style-name="P7">קָרַע — tear (Strong 7167)</text:p>
        </text:list-item>
        <text:list-item>
          <text:p text:style-name="P7">רָחַם — Love, have compassion (Strong 7355)</text:p>
        </text:list-item>
        <text:list-item>
          <text:p text:style-name="P7">רָחַץ — Wash (Strong 7364)</text:p>
        </text:list-item>
        <text:list-item>
          <text:p text:style-name="P7">רָחַק — Be far off (Strong 7368)</text:p>
        </text:list-item>
        <text:list-item>
          <text:p text:style-name="P7">רִיב — Contend, conduct a legal case (Strong 7378)</text:p>
        </text:list-item>
        <text:list-item>
          <text:p text:style-name="P7">רָכַב — Ride (Strong 7392)</text:p>
        </text:list-item>
        <text:list-item>
          <text:p text:style-name="P7">רָנַן — Cry out for joy (Strong 7442)</text:p>
        </text:list-item>
        <text:list-item>
          <text:p text:style-name="P7">רַע(ע) — Be bad (Strong 7465)</text:p>
        </text:list-item>
        <text:list-item>
          <text:p text:style-name="P7">רָפָא — Heal (Strong 7498)</text:p>
        </text:list-item>
        <text:list-item>
          <text:p text:style-name="P7">רָצָה — Be pleased (Strong 7521)</text:p>
        </text:list-item>
        <text:list-item>
          <text:p text:style-name="P7">שָׂבַע — Have enough (Strong 7646)</text:p>
        </text:list-item>
        <text:list-item>
          <text:p text:style-name="P7">שׂכל — (Hi.) Comprehend, prosper (Strong 7919)</text:p>
        </text:list-item>
        <text:list-item>
          <text:p text:style-name="P7">שָׁבַת — Cease, rest (Strong 7673)</text:p>
        </text:list-item>
        <text:list-item>
          <text:p text:style-name="P7">שָׁדַד — Devastate (Strong 7703)</text:p>
        </text:list-item>
        <text:list-item>
          <text:p text:style-name="P7">שָׁחַט — slaughter (Strong 7819)</text:p>
        </text:list-item>
        <text:list-item>
          <text:p text:style-name="P7">שִׁיר — Sing (Strong 7891)</text:p>
        </text:list-item>
        <text:list-item>
          <text:p text:style-name="P7">שִׁית — Put, set (Strong 7896)</text:p>
        </text:list-item>
        <text:list-item>
          <text:p text:style-name="P7">שׁכם — (Hi.) Rise early (Strong 7925)</text:p>
        </text:list-item>
        <text:list-item>
          <text:p text:style-name="P7">שׁמד — (Ni. Hi.) Destroy (Strong 8045)</text:p>
        </text:list-item>
        <text:list-item>
          <text:p text:style-name="P7">שָׁמַם — Be desolate, appalled (Strong 8074)</text:p>
        </text:list-item>
        <text:list-item>
          <text:p text:style-name="P7">שׁקה — (Hi.) Give to drink (Strong 8248)</text:p>
        </text:list-item>
        <text:list-item>
          <text:p text:style-name="P7">תָּמַם — Be complete (Strong 8552)</text:p>
        </text:list-item>
        <text:list-item>
          <text:p text:style-name="P7">תָּפַשׂ — Catch, seize (Strong 8610)</text:p>
        </text:list-item>
        <text:list-item>
          <text:p text:style-name="P7">תָּקַע — Strike, drive, blow (a trumpet) (Strong 8628)</text:p>
        </text:list-item>
      </text:list>
      <text:h text:style-name="Heading_20_2" text:outline-level="2"><text:bookmark-start text:name="verbs-4"/><text:soft-page-break/>Verbs<text:bookmark-end text:name="verbs-4"/></text:h>
      <text:h text:style-name="Heading_20_3" text:outline-level="3"><text:bookmark-start text:name="verbs-occurring-25-50-times"/>Verbs occurring 25-50 times<text:bookmark-end text:name="verbs-occurring-25-50-times"/></text:h>
      <text:list xml:id="list2525141719" text:style-name="L5">
        <text:list-item>
          <text:p text:style-name="P8">אָבַל — Mourn (Strong 56)</text:p>
        </text:list-item>
        <text:list-item>
          <text:p text:style-name="P8">אוה — Long for, wish for, desire (Pi) (Hith) (Strong 183)</text:p>
        </text:list-item>
        <text:list-item>
          <text:p text:style-name="P8">אוֹר — Shine, be light (Strong 215)</text:p>
        </text:list-item>
        <text:list-item>
          <text:p text:style-name="P8">אזן — Listen (Hi) (Strong 238)</text:p>
        </text:list-item>
        <text:list-item>
          <text:p text:style-name="P8">אָמַץ — Be firm, strong (Strong 553)</text:p>
        </text:list-item>
        <text:list-item>
          <text:p text:style-name="P8">אָפָה — Bake (Strong 644)</text:p>
        </text:list-item>
        <text:list-item>
          <text:p text:style-name="P8">אָרַב — Lie in ambush (Strong 693)</text:p>
        </text:list-item>
        <text:list-item>
          <text:p text:style-name="P8">אָרַך — Be long (Strong 748)</text:p>
        </text:list-item>
        <text:list-item>
          <text:p text:style-name="P8">אָשַׁם — Be guilty (Strong 816)</text:p>
        </text:list-item>
        <text:list-item>
          <text:p text:style-name="P8">בָּגַד — Act treacherously (Strong 898)</text:p>
        </text:list-item>
        <text:list-item>
          <text:p text:style-name="P8">בּדל — Divide, separate (Hi)(Ni) (Strong 914)</text:p>
        </text:list-item>
        <text:list-item>
          <text:p text:style-name="P8">בּהל — Be terrified, hasten (Ni) (Strong 926)</text:p>
        </text:list-item>
        <text:list-item>
          <text:p text:style-name="P8">בָּזָה — Despise (Strong 959)</text:p>
        </text:list-item>
        <text:list-item>
          <text:p text:style-name="P8">בָּזַז — Plunder (Strong 962)</text:p>
        </text:list-item>
        <text:list-item>
          <text:p text:style-name="P8">בָּחַן — Try, examine (Strong 974)</text:p>
        </text:list-item>
        <text:list-item>
          <text:p text:style-name="P8">בָּלַל — Mix, confound (Strong 1101)</text:p>
        </text:list-item>
        <text:list-item>
          <text:p text:style-name="P8">בָּצַר — Cut off, fortify (Strong 1219)</text:p>
        </text:list-item>
        <text:list-item>
          <text:p text:style-name="P8">בָּשַׁל — Boil (Strong 1310)</text:p>
        </text:list-item>
        <text:list-item>
          <text:p text:style-name="P8">גָּבַהּ — Be high, exalted (Strong 1361)</text:p>
        </text:list-item>
        <text:list-item>
          <text:p text:style-name="P8">גָּזַל — Tear away, rob (Strong 1497)</text:p>
        </text:list-item>
        <text:list-item>
          <text:p text:style-name="P8">גִּיל — Exult, triumph over (Strong 1523)</text:p>
        </text:list-item>
        <text:list-item>
          <text:p text:style-name="P8">גָּמַל — Deal fully, render to (Strong 1580)</text:p>
        </text:list-item>
        <text:list-item>
          <text:p text:style-name="P8">גָּנַב — Steal (Strong 1589)</text:p>
        </text:list-item>
        <text:list-item>
          <text:p text:style-name="P8">גָּרַשׁ — Drive out (Strong 1644)</text:p>
        </text:list-item>
        <text:list-item>
          <text:p text:style-name="P8">דָּמָה — Be like, be silent (Strong 1819)</text:p>
        </text:list-item>
        <text:list-item>
          <text:p text:style-name="P8">דָּמַם — Be silent (Strong 1826)</text:p>
        </text:list-item>
        <text:list-item>
          <text:p text:style-name="P8">הָגָה — Mutter, meditate (Strong 1897)</text:p>
        </text:list-item>
        <text:list-item>
          <text:p text:style-name="P8">הָמָה — Make noise (Strong 1993)</text:p>
        </text:list-item>
        <text:list-item>
          <text:p text:style-name="P8">הָרָה — Conceive, be pregnant (Strong 2029)</text:p>
        </text:list-item>
        <text:list-item>
          <text:p text:style-name="P8">הָרַס — Break, tear down (Strong 2040)</text:p>
        </text:list-item>
        <text:list-item>
          <text:p text:style-name="P8">זוּב — Flow (Strong 2100)</text:p>
        </text:list-item>
        <text:list-item>
          <text:p text:style-name="P8">זִמֵּר — Sing with instrumental accompaniment (Pi) (Strong 2167)</text:p>
        </text:list-item>
        <text:list-item>
          <text:p text:style-name="P8">זָקֵן — Be old (Strong 2204)</text:p>
        </text:list-item>
        <text:list-item>
          <text:p text:style-name="P8">זָרָה — Scatter, winnow (Strong 2219)</text:p>
        </text:list-item>
        <text:list-item>
          <text:p text:style-name="P8">זָרַק — Sprinkle, toss (Strong 2236)</text:p>
        </text:list-item>
        <text:list-item>
          <text:p text:style-name="P8">חבא — Hide (Ni) (Strong 2244)</text:p>
        </text:list-item>
        <text:list-item>
          <text:p text:style-name="P8">חָבַר — Join, associate (Strong 2266)</text:p>
        </text:list-item>
        <text:list-item>
          <text:p text:style-name="P8">חָבַר — Join, associate (Strong 2266)</text:p>
        </text:list-item>
        <text:list-item>
          <text:p text:style-name="P8"><text:soft-page-break/>חָבַשׁ — Bind, gird (Strong 2280)</text:p>
        </text:list-item>
        <text:list-item>
          <text:p text:style-name="P8">חָבַשׁ — Bind, gird (Strong 2280)</text:p>
        </text:list-item>
        <text:list-item>
          <text:p text:style-name="P8">חָגַר — Gird (Strong 2296)</text:p>
        </text:list-item>
        <text:list-item>
          <text:p text:style-name="P8">חָגַר — Gird (Strong 2296)</text:p>
        </text:list-item>
        <text:list-item>
          <text:p text:style-name="P8">חָכַם — Be wise, act wisely (Strong 2449)</text:p>
        </text:list-item>
        <text:list-item>
          <text:p text:style-name="P8">חָכַם — Be wise, act wisely (Strong 2449)</text:p>
        </text:list-item>
        <text:list-item>
          <text:p text:style-name="P8">חָלַם — Dream (Strong 2492)</text:p>
        </text:list-item>
        <text:list-item>
          <text:p text:style-name="P8">חָלַם — Dream (Strong 2492)</text:p>
        </text:list-item>
        <text:list-item>
          <text:p text:style-name="P8">חָלַף — Pass on, over, or away (Strong 2498)</text:p>
        </text:list-item>
        <text:list-item>
          <text:p text:style-name="P8">חָלַף — Pass on, over, or away (Strong 2498)</text:p>
        </text:list-item>
        <text:list-item>
          <text:p text:style-name="P8">חָלַץ — Strip (Strong 2502)</text:p>
        </text:list-item>
        <text:list-item>
          <text:p text:style-name="P8">חָלַץ — Strip (Strong 2502)</text:p>
        </text:list-item>
        <text:list-item>
          <text:p text:style-name="P8">חָמַל — Pity, spare (Strong 2550)</text:p>
        </text:list-item>
        <text:list-item>
          <text:p text:style-name="P8">חָמַל — Pity, spare (Strong 2550)</text:p>
        </text:list-item>
        <text:list-item>
          <text:p text:style-name="P8">חָסָה — Seek, refuge (Strong 2620)</text:p>
        </text:list-item>
        <text:list-item>
          <text:p text:style-name="P8">חָסָה — Seek, refuge (Strong 2620)</text:p>
        </text:list-item>
        <text:list-item>
          <text:p text:style-name="P8">חָצֵב — Hew, dig (Strong 2672)</text:p>
        </text:list-item>
        <text:list-item>
          <text:p text:style-name="P8">חָצֵב — Hew, dig (Strong 2672)</text:p>
        </text:list-item>
        <text:list-item>
          <text:p text:style-name="P8">חָקַר — Search (Strong 2713)</text:p>
        </text:list-item>
        <text:list-item>
          <text:p text:style-name="P8">חָקַר — Search (Strong 2713)</text:p>
        </text:list-item>
        <text:list-item>
          <text:p text:style-name="P8">חָרַב — Be dried up, be waste (Strong 2717)</text:p>
        </text:list-item>
        <text:list-item>
          <text:p text:style-name="P8">חָרַב — Be dried up, be waste (Strong 2717)</text:p>
        </text:list-item>
        <text:list-item>
          <text:p text:style-name="P8">חָרַד — Tremble (Strong 2729)</text:p>
        </text:list-item>
        <text:list-item>
          <text:p text:style-name="P8">חָרַף — Reproach (Strong 2778)</text:p>
        </text:list-item>
        <text:list-item>
          <text:p text:style-name="P8">חָשַׂך — Withhold (Strong 2820)</text:p>
        </text:list-item>
        <text:list-item>
          <text:p text:style-name="P8">חָתַם — Seal (Strong 2856)</text:p>
        </text:list-item>
        <text:list-item>
          <text:p text:style-name="P8">טוֹב — Be good (Strong 2895)</text:p>
        </text:list-item>
        <text:list-item>
          <text:p text:style-name="P8">טָמַן — Hide (Strong 2934)</text:p>
        </text:list-item>
        <text:list-item>
          <text:p text:style-name="P8">טָרַף — Tear in pieces (Strong 2963)</text:p>
        </text:list-item>
        <text:list-item>
          <text:p text:style-name="P8">יָגַע — Labor, be weary (Strong 3021)</text:p>
        </text:list-item>
        <text:list-item>
          <text:p text:style-name="P8">יָהַב — Give (Strong 3051)</text:p>
        </text:list-item>
        <text:list-item>
          <text:p text:style-name="P8">יִחֵל — Wait (Pi) (Strong 3176)</text:p>
        </text:list-item>
        <text:list-item>
          <text:p text:style-name="P8">ילל — Howl (Hi) (Strong 3213)</text:p>
        </text:list-item>
        <text:list-item>
          <text:p text:style-name="P8">יָנַק — Suck (Strong 3243)</text:p>
        </text:list-item>
        <text:list-item>
          <text:p text:style-name="P8">יָסַד — Found, establish (Strong 3245)</text:p>
        </text:list-item>
        <text:list-item>
          <text:p text:style-name="P8">יָסַר — Admonish, chastise (Strong 3256)</text:p>
        </text:list-item>
        <text:list-item>
          <text:p text:style-name="P8">יצב — Stand firm (Hith) (Strong 3320)</text:p>
        </text:list-item>
        <text:list-item>
          <text:p text:style-name="P8">יָצַת — Kindle, burn (Strong 3341)</text:p>
        </text:list-item>
        <text:list-item>
          <text:p text:style-name="P8">יָשַׁר — Be straight, right (Strong 3474)</text:p>
        </text:list-item>
        <text:list-item>
          <text:p text:style-name="P8">כּוּל — Contain, comprehend (Strong 3557)</text:p>
        </text:list-item>
        <text:list-item>
          <text:p text:style-name="P8">כּחד — Hide, conceal (Ni) (Pi) (Strong 3582)</text:p>
        </text:list-item>
        <text:list-item>
          <text:p text:style-name="P8">כּלם — Be ashamed, humiliated (Ni) (Strong 3637)</text:p>
        </text:list-item>
        <text:list-item>
          <text:p text:style-name="P8"><text:soft-page-break/>כּנע — Be humbled (Ni) (Strong 3665)</text:p>
        </text:list-item>
        <text:list-item>
          <text:p text:style-name="P8">כָּרַע — Kneel, bow down (Strong 3766)</text:p>
        </text:list-item>
        <text:list-item>
          <text:p text:style-name="P8">לוּץ — Be a spokesman, mock (Strong 3887)</text:p>
        </text:list-item>
        <text:list-item>
          <text:p text:style-name="P8">לָקַט — Gather, pick up (Strong 3950)</text:p>
        </text:list-item>
        <text:list-item>
          <text:p text:style-name="P8">מֵאֵן — Refuse (Pi) (Strong 3987)</text:p>
        </text:list-item>
        <text:list-item>
          <text:p text:style-name="P8">מוּט — Totter (Strong 4131)</text:p>
        </text:list-item>
        <text:list-item>
          <text:p text:style-name="P8">מוּל — Circumcise (Strong 4135)</text:p>
        </text:list-item>
        <text:list-item>
          <text:p text:style-name="P8">מָהָה — Wipe off, blot out (Strong 4102)</text:p>
        </text:list-item>
        <text:list-item>
          <text:p text:style-name="P8">מָנָה — Divide, count (Strong 4487)</text:p>
        </text:list-item>
        <text:list-item>
          <text:p text:style-name="P8">מָנַע — Withhold (Strong 4513)</text:p>
        </text:list-item>
        <text:list-item>
          <text:p text:style-name="P8">מָעַל — Be unfaithful (Strong 4603)</text:p>
        </text:list-item>
        <text:list-item>
          <text:p text:style-name="P8">מָרָה — Rebel, disobey (Strong 4784)</text:p>
        </text:list-item>
        <text:list-item>
          <text:p text:style-name="P8">מָשַׁך — Pull, draw (Strong 4900)</text:p>
        </text:list-item>
        <text:list-item>
          <text:p text:style-name="P8">נָאַף — Commit adultery (Strong 5003)</text:p>
        </text:list-item>
        <text:list-item>
          <text:p text:style-name="P8">נָאַץ — Revile (Strong 5006)</text:p>
        </text:list-item>
        <text:list-item>
          <text:p text:style-name="P8">נָגַף — Smite (Strong 5062)</text:p>
        </text:list-item>
        <text:list-item>
          <text:p text:style-name="P8">נָדַד — Flee (Strong 5074)</text:p>
        </text:list-item>
        <text:list-item>
          <text:p text:style-name="P8">נָדַר — Make a vow (Strong 5087)</text:p>
        </text:list-item>
        <text:list-item>
          <text:p text:style-name="P8">נָהַג — Lead, drive (Strong 5090)</text:p>
        </text:list-item>
        <text:list-item>
          <text:p text:style-name="P8">נוּעַ — Move unsteadily, quiver (Strong 5128)</text:p>
        </text:list-item>
        <text:list-item>
          <text:p text:style-name="P8">נוּף — Move back and forth, wave (Hi) (Strong 5130)</text:p>
        </text:list-item>
        <text:list-item>
          <text:p text:style-name="P8">נָחָה — Lead (Strong 5148)</text:p>
        </text:list-item>
        <text:list-item>
          <text:p text:style-name="P8">נָטַשׁ — Leave, abandon (Strong 5203)</text:p>
        </text:list-item>
        <text:list-item>
          <text:p text:style-name="P8">נִסּה — Try, test (Pi) (Strong 5254)</text:p>
        </text:list-item>
        <text:list-item>
          <text:p text:style-name="P8">נָסַך — Pour out (Strong 5258)</text:p>
        </text:list-item>
        <text:list-item>
          <text:p text:style-name="P8">נָקַב — Specify, bore, distinguish (Strong 5344)</text:p>
        </text:list-item>
        <text:list-item>
          <text:p text:style-name="P8">נָקָה — Be clean, innocent (Strong 5352)</text:p>
        </text:list-item>
        <text:list-item>
          <text:p text:style-name="P8">נָקַם — Avenge (Strong 5358)</text:p>
        </text:list-item>
        <text:list-item>
          <text:p text:style-name="P8">נָשַׁק — Kiss (Strong 5401)</text:p>
        </text:list-item>
        <text:list-item>
          <text:p text:style-name="P8">נָתַץ — Break down, destroy (Strong 5422)</text:p>
        </text:list-item>
        <text:list-item>
          <text:p text:style-name="P8">נָתַק — Tear (away) (Strong 5423)</text:p>
        </text:list-item>
        <text:list-item>
          <text:p text:style-name="P8">סָלַח — Forgive (Strong 5545)</text:p>
        </text:list-item>
        <text:list-item>
          <text:p text:style-name="P8">סָמַך — Support (Strong 5564)</text:p>
        </text:list-item>
        <text:list-item>
          <text:p text:style-name="P8">סָפַד — Beat the breast, lament (Strong 5594)</text:p>
        </text:list-item>
        <text:list-item>
          <text:p text:style-name="P8">עוּד — Testify, warn (Strong 5749)</text:p>
        </text:list-item>
        <text:list-item>
          <text:p text:style-name="P8">עוּף — Fly (Strong 5774)</text:p>
        </text:list-item>
        <text:list-item>
          <text:p text:style-name="P8">עָצַר — Restrain (Strong 6113)</text:p>
        </text:list-item>
        <text:list-item>
          <text:p text:style-name="P8">עָרַב — Mix, pledge (Strong 6148)</text:p>
        </text:list-item>
        <text:list-item>
          <text:p text:style-name="P8">עָשַׁק — Oppress (Strong 6231)</text:p>
        </text:list-item>
        <text:list-item>
          <text:p text:style-name="P8">פָּגַע — Meet, fall upon (Strong 6293)</text:p>
        </text:list-item>
        <text:list-item>
          <text:p text:style-name="P8">פָּחַד — Tremble (Strong 6342)</text:p>
        </text:list-item>
        <text:list-item>
          <text:p text:style-name="P8">פָּלַט — Escape (Strong 6403)</text:p>
        </text:list-item>
        <text:list-item>
          <text:p text:style-name="P8"><text:soft-page-break/>פּרד — Separate (Ni) (Strong 6504)</text:p>
        </text:list-item>
        <text:list-item>
          <text:p text:style-name="P8">פָּרָה — Be fruitful (Strong 6509)</text:p>
        </text:list-item>
        <text:list-item>
          <text:p text:style-name="P8">פָּרַח — Sprout, break out (Strong 6524)</text:p>
        </text:list-item>
        <text:list-item>
          <text:p text:style-name="P8">פָּרַץ — Break through (Strong 6555)</text:p>
        </text:list-item>
        <text:list-item>
          <text:p text:style-name="P8">פָּשַׁט — Strip off (Strong 6584)</text:p>
        </text:list-item>
        <text:list-item>
          <text:p text:style-name="P8">פָּשַׁע — Rebel, revolt (Strong 6586)</text:p>
        </text:list-item>
        <text:list-item>
          <text:p text:style-name="P8">צָדַק — Be in the right (Strong 6663)</text:p>
        </text:list-item>
        <text:list-item>
          <text:p text:style-name="P8">צוּר — Bind, besiege (Strong 6696)</text:p>
        </text:list-item>
        <text:list-item>
          <text:p text:style-name="P8">צָמַח — Sprout (Strong 6779)</text:p>
        </text:list-item>
        <text:list-item>
          <text:p text:style-name="P8">צָפַן — Hide (Strong 6845)</text:p>
        </text:list-item>
        <text:list-item>
          <text:p text:style-name="P8">צָרַף — Refine, test (Strong 6884)</text:p>
        </text:list-item>
        <text:list-item>
          <text:p text:style-name="P8">קִדֵּם — Be before (Pi) (Strong 6923)</text:p>
        </text:list-item>
        <text:list-item>
          <text:p text:style-name="P8">קהל — Assemble (Ni) (Strong 6950)</text:p>
        </text:list-item>
        <text:list-item>
          <text:p text:style-name="P8">קָוָה — Wait, expect (Strong 6960)</text:p>
        </text:list-item>
        <text:list-item>
          <text:p text:style-name="P8">קִנֵּא — Be envious, zealous (Pi) (Strong 7065)</text:p>
        </text:list-item>
        <text:list-item>
          <text:p text:style-name="P8">קָצַף — Be angry (Strong 7107)</text:p>
        </text:list-item>
        <text:list-item>
          <text:p text:style-name="P8">קָצַר — Be short, reap (Strong 7114)</text:p>
        </text:list-item>
        <text:list-item>
          <text:p text:style-name="P8">קָרָה — Meet, happen (Strong 7135)</text:p>
        </text:list-item>
        <text:list-item>
          <text:p text:style-name="P8">קָשַׁב — Be attentive, listen (Strong 7181)</text:p>
        </text:list-item>
        <text:list-item>
          <text:p text:style-name="P8">קָשָׁה — Be hard, severe (Strong 7185)</text:p>
        </text:list-item>
        <text:list-item>
          <text:p text:style-name="P8">קָשַׁר — Bind, conspire (Strong 7194)</text:p>
        </text:list-item>
        <text:list-item>
          <text:p text:style-name="P8">רָבַץ — Lie down (Strong 7257)</text:p>
        </text:list-item>
        <text:list-item>
          <text:p text:style-name="P8">רָגַז — Quake, be agitated (Strong 7264)</text:p>
        </text:list-item>
        <text:list-item>
          <text:p text:style-name="P8">רָגַל — Slander, spy out (Strong 7270)</text:p>
        </text:list-item>
        <text:list-item>
          <text:p text:style-name="P8">רוּעַ — Shout (Hi) (Strong 7321)</text:p>
        </text:list-item>
        <text:list-item>
          <text:p text:style-name="P8">רוּשׁ — Be poor (Strong 7326)</text:p>
        </text:list-item>
        <text:list-item>
          <text:p text:style-name="P8">רָחַב — Be wide, expand (Strong 7337)</text:p>
        </text:list-item>
        <text:list-item>
          <text:p text:style-name="P8">רָעַשׁ — Shake, quake (Strong 7493)</text:p>
        </text:list-item>
        <text:list-item>
          <text:p text:style-name="P8">רָפָה — Sink down, droop (Strong 7497)</text:p>
        </text:list-item>
        <text:list-item>
          <text:p text:style-name="P8">רָצַח — Kill, murder (Strong 7523)</text:p>
        </text:list-item>
        <text:list-item>
          <text:p text:style-name="P8">רָשַׁע — Be guilty, wicked (Strong 7561)</text:p>
        </text:list-item>
        <text:list-item>
          <text:p text:style-name="P8">שׂוּשׂ — Rejoice (Strong 7797)</text:p>
        </text:list-item>
        <text:list-item>
          <text:p text:style-name="P8">שָׂחַק — Laugh, jest (Strong 7832)</text:p>
        </text:list-item>
        <text:list-item>
          <text:p text:style-name="P8">שָׁבָה — Take away captive (Strong 7617)</text:p>
        </text:list-item>
        <text:list-item>
          <text:p text:style-name="P8">שָׁטַף — Wash off, rinse (Strong 7857)</text:p>
        </text:list-item>
        <text:list-item>
          <text:p text:style-name="P8">שָׁפַל — Be or become low (Strong 8213)</text:p>
        </text:list-item>
        <text:list-item>
          <text:p text:style-name="P8">שָׁקַט — Be quiet (Strong 8252)</text:p>
        </text:list-item>
        <text:list-item>
          <text:p text:style-name="P8">תָּלָה — Hang (Strong 8518)</text:p>
        </text:list-item>
        <text:list-item>
          <text:p text:style-name="P8">תָּעָה — Wander about (Strong 8582)</text:p>
        </text:list-item>
      </text:list>
      <text:h text:style-name="Heading_20_2" text:outline-level="2"><text:bookmark-start text:name="nouns"/><text:soft-page-break/>Nouns<text:bookmark-end text:name="nouns"/></text:h>
      <text:h text:style-name="Heading_20_3" text:outline-level="3"><text:bookmark-start text:name="nouns-occurring-500-5000-times"/>Nouns occurring 500-5000 times<text:bookmark-end text:name="nouns-occurring-500-5000-times"/></text:h>
      <text:list xml:id="list711546061" text:style-name="L6">
        <text:list-item>
          <text:p text:style-name="P9">אָב — father (Strong 1)</text:p>
        </text:list-item>
        <text:list-item>
          <text:p text:style-name="P9">אָדָם — Man, mankind (Strong 121)</text:p>
        </text:list-item>
        <text:list-item>
          <text:p text:style-name="P9">אָדוֹן אֲדֹנָי — Master, lord (Strong 113)</text:p>
        </text:list-item>
        <text:list-item>
          <text:p text:style-name="P9">אָח — Brother (Strong 254)</text:p>
        </text:list-item>
        <text:list-item>
          <text:p text:style-name="P9">אֶחָד — One (Strong 259)</text:p>
        </text:list-item>
        <text:list-item>
          <text:p text:style-name="P9">אַחַר — After, behind (Strong 310)</text:p>
        </text:list-item>
        <text:list-item>
          <text:p text:style-name="P9">אִישׁ — Man (Strong 376)</text:p>
        </text:list-item>
        <text:list-item>
          <text:p text:style-name="P9">אֱלֹהִים — God, gods (Strong 430)</text:p>
        </text:list-item>
        <text:list-item>
          <text:p text:style-name="P9">אֱנוֹשׁ — Man, human (Strong 582)</text:p>
        </text:list-item>
        <text:list-item>
          <text:p text:style-name="P9">אֶרֶץ — Land, earth (Strong 776)</text:p>
        </text:list-item>
        <text:list-item>
          <text:p text:style-name="P9">אִשָּׁה — Woman (Strong 802)</text:p>
        </text:list-item>
        <text:list-item>
          <text:p text:style-name="P9">בַּיִן בֵּין — Between (Strong 996)</text:p>
        </text:list-item>
        <text:list-item>
          <text:p text:style-name="P9">בַּיִת בֵּית — House (Strong 1004)</text:p>
        </text:list-item>
        <text:list-item>
          <text:p text:style-name="P9">בֵּן — Son (Strong 1121)</text:p>
        </text:list-item>
        <text:list-item>
          <text:p text:style-name="P9">בַּת — daughter (Strong 1323)</text:p>
        </text:list-item>
        <text:list-item>
          <text:p text:style-name="P9">גָּדוֹל — great (Strong 1419)</text:p>
        </text:list-item>
        <text:list-item>
          <text:p text:style-name="P9">גּוֹי — nation (Strong 1471)</text:p>
        </text:list-item>
        <text:list-item>
          <text:p text:style-name="P9">דָּבָר — Word, thing (Strong 1697)</text:p>
        </text:list-item>
        <text:list-item>
          <text:p text:style-name="P9">דֶּרֶך — way (Strong 1869)</text:p>
        </text:list-item>
        <text:list-item>
          <text:p text:style-name="P9">הַר — mountain (Strong 2022)</text:p>
        </text:list-item>
        <text:list-item>
          <text:p text:style-name="P9">חַי — Living, life (Strong 2416)</text:p>
        </text:list-item>
        <text:list-item>
          <text:p text:style-name="P9">טוֹב — good (Strong 2895)</text:p>
        </text:list-item>
        <text:list-item>
          <text:p text:style-name="P9">יָד — hand (Strong 3027)</text:p>
        </text:list-item>
        <text:list-item>
          <text:p text:style-name="P9">יוֹם — day (Strong 3117)</text:p>
        </text:list-item>
        <text:list-item>
          <text:p text:style-name="P9">כֹּהֵן — priest (Strong 3548)</text:p>
        </text:list-item>
        <text:list-item>
          <text:p text:style-name="P9">כֹּל — All, whole (Strong 3605)</text:p>
        </text:list-item>
        <text:list-item>
          <text:p text:style-name="P9">לֵב לֵבָב — heart (Strong 3820)</text:p>
        </text:list-item>
        <text:list-item>
          <text:p text:style-name="P9">מֵאָה — hundred (Strong 3967)</text:p>
        </text:list-item>
        <text:list-item>
          <text:p text:style-name="P9">מַיִם — water (Strong 4325)</text:p>
        </text:list-item>
        <text:list-item>
          <text:p text:style-name="P9">מֶלֶך — king (Strong 4427)</text:p>
        </text:list-item>
        <text:list-item>
          <text:p text:style-name="P9">נֶפֶשׁ — Life, soul (Strong 5315)</text:p>
        </text:list-item>
        <text:list-item>
          <text:p text:style-name="P9">עֶבֶד — Servant, slave (Strong 5650)</text:p>
        </text:list-item>
        <text:list-item>
          <text:p text:style-name="P9">עַיִן — Eye, spring (Strong 5869)</text:p>
        </text:list-item>
        <text:list-item>
          <text:p text:style-name="P9">עִיר — City, town (Strong 5892)</text:p>
        </text:list-item>
        <text:list-item>
          <text:p text:style-name="P9">עַם — People (Strong 5971)</text:p>
        </text:list-item>
        <text:list-item>
          <text:p text:style-name="P9">פָּנִים — Face (Strong 6440)</text:p>
        </text:list-item>
        <text:list-item>
          <text:p text:style-name="P9">קוֹל — Voice, sound (Strong 6963)</text:p>
        </text:list-item>
        <text:list-item>
          <text:p text:style-name="P9">קֹדֶשׁ קָדוֹשׁ — n. Holy thing, (Strong 6944)</text:p>
        </text:list-item>
        <text:list-item>
          <text:p text:style-name="P9"><text:soft-page-break/>רֹאשׁ — head (Strong 7218)</text:p>
        </text:list-item>
        <text:list-item>
          <text:p text:style-name="P9">שָׁלשׁ שְׁלשָׁה — Three (Strong 7969)</text:p>
        </text:list-item>
        <text:list-item>
          <text:p text:style-name="P9">שֵׁם — Name (Strong 8034)</text:p>
        </text:list-item>
        <text:list-item>
          <text:p text:style-name="P9">שָׁנָה — Year (Strong 8138)</text:p>
        </text:list-item>
        <text:list-item>
          <text:p text:style-name="P9">שֵׁנִי שְׁנַיִם שְׁתַּיִם — Second (Strong 8145)</text:p>
        </text:list-item>
      </text:list>
      <text:h text:style-name="Heading_20_2" text:outline-level="2"><text:bookmark-start text:name="nouns-1"/>Nouns<text:bookmark-end text:name="nouns-1"/></text:h>
      <text:h text:style-name="Heading_20_3" text:outline-level="3"><text:bookmark-start text:name="nouns-occurring-300-500-times"/>Nouns occurring 300-500 times<text:bookmark-end text:name="nouns-occurring-300-500-times"/></text:h>
      <text:list xml:id="list3467848657" text:style-name="L7">
        <text:list-item>
          <text:p text:style-name="P10">אֹהֶל — tent (Strong 168)</text:p>
        </text:list-item>
        <text:list-item>
          <text:p text:style-name="P10">אֶלֶף — Ox, herd, thousand (Strong 504)</text:p>
        </text:list-item>
        <text:list-item>
          <text:p text:style-name="P10">אַרְבַּע — Four (pl. forty) (Strong 702)</text:p>
        </text:list-item>
        <text:list-item>
          <text:p text:style-name="P10">דָּם — blood (Strong 1818)</text:p>
        </text:list-item>
        <text:list-item>
          <text:p text:style-name="P10">זָהָב — gold (Strong 2091)</text:p>
        </text:list-item>
        <text:list-item>
          <text:p text:style-name="P10">חֹדֶשׁ חָדָשׁ — New moon (Strong 2318)</text:p>
        </text:list-item>
        <text:list-item>
          <text:p text:style-name="P10">חָמֵשׁ חֲמִשָּׁה — five (Strong 2567)</text:p>
        </text:list-item>
        <text:list-item>
          <text:p text:style-name="P10">חֶרֶב — Sword, dagger (Strong 2719)</text:p>
        </text:list-item>
        <text:list-item>
          <text:p text:style-name="P10">יָם — sea (Strong 3220)</text:p>
        </text:list-item>
        <text:list-item>
          <text:p text:style-name="P10">כְּלִי — Vessel, utensil (Strong 3627)</text:p>
        </text:list-item>
        <text:list-item>
          <text:p text:style-name="P10">כֶּסֶף — silver (Strong 3701)</text:p>
        </text:list-item>
        <text:list-item>
          <text:p text:style-name="P10">מִזְבֵּחַ — altar (Strong 4196)</text:p>
        </text:list-item>
        <text:list-item>
          <text:p text:style-name="P10">מִלְחָמָה — Fight, battle (Strong 4421)</text:p>
        </text:list-item>
        <text:list-item>
          <text:p text:style-name="P10">מָקוֹם — Standing-place, place (Strong 4725)</text:p>
        </text:list-item>
        <text:list-item>
          <text:p text:style-name="P10">מִשְׁפָּט — Decision, judgment (Strong 4941)</text:p>
        </text:list-item>
        <text:list-item>
          <text:p text:style-name="P10">נְאֻם — utterance (Strong 5002)</text:p>
        </text:list-item>
        <text:list-item>
          <text:p text:style-name="P10">נָבִיא — prophet (Strong 5030)</text:p>
        </text:list-item>
        <text:list-item>
          <text:p text:style-name="P10">סָבִיב — around (Strong 5439)</text:p>
        </text:list-item>
        <text:list-item>
          <text:p text:style-name="P10">עוֹלָם — A long time, all time (Strong 5769)</text:p>
        </text:list-item>
        <text:list-item>
          <text:p text:style-name="P10">עֵץ — tree (Strong 6086)</text:p>
        </text:list-item>
        <text:list-item>
          <text:p text:style-name="P10">עָשָׂר עֶשְׂרֵד — ten (Strong 6235)</text:p>
        </text:list-item>
        <text:list-item>
          <text:p text:style-name="P10">עֶשְׂרִים — twenty (Strong 6242)</text:p>
        </text:list-item>
        <text:list-item>
          <text:p text:style-name="P10">פֶּה — mouth (Strong 6310)</text:p>
        </text:list-item>
        <text:list-item>
          <text:p text:style-name="P10">צָבָא צְבָאוֹת — Host, army (Strong 6633) 68a. צֶדֶק — n. What is right, rightness, justice (Strong 6664) 68b. צְדָקָה — abstr n. Righteousness, fairness, justice, pietyWhat is right, justice (Strong 6666) 68c. צַדִּיק — adj. Right, guiltless, righteous (Strong 6662)</text:p>
        </text:list-item>
        <text:list-item>
          <text:p text:style-name="P10">רַב — Many, much (Strong 7227)</text:p>
        </text:list-item>
        <text:list-item>
          <text:p text:style-name="P10">רוּחַ — Spirit, wind, breath (Strong 7307)</text:p>
        </text:list-item>
        <text:list-item>
          <text:p text:style-name="P10">שָׂדֶה — field (Strong 7704)</text:p>
        </text:list-item>
        <text:list-item>
          <text:p text:style-name="P10">שַׂר — Official, leader (Strong 8269)</text:p>
        </text:list-item>
        <text:list-item>
          <text:p text:style-name="P10">שֶׁבַע שִׁבְעָה — Seven (pl. seventy) (Strong 7646)</text:p>
        </text:list-item>
        <text:list-item>
          <text:p text:style-name="P10">שָׁמַיִם — heavens (Strong 8064)</text:p>
        </text:list-item>
        <text:list-item>
          <text:p text:style-name="P10"><text:soft-page-break/>שַׁעַר — gate (Strong 8179)</text:p>
        </text:list-item>
        <text:list-item>
          <text:p text:style-name="P10">תָּוֶך — midst (Strong 8432)</text:p>
        </text:list-item>
      </text:list>
      <text:h text:style-name="Heading_20_2" text:outline-level="2"><text:bookmark-start text:name="nouns-2"/>Nouns<text:bookmark-end text:name="nouns-2"/></text:h>
      <text:h text:style-name="Heading_20_3" text:outline-level="3"><text:bookmark-start text:name="nouns-occurring-200-300-times"/>Nouns occurring 200-300 times<text:bookmark-end text:name="nouns-occurring-200-300-times"/></text:h>
      <text:list xml:id="list3294083043" text:style-name="L8">
        <text:list-item>
          <text:p text:style-name="P11">אֶבֶן — stone (Strong 68)</text:p>
        </text:list-item>
        <text:list-item>
          <text:p text:style-name="P11">אֲדָמָה — ground (Strong 128)</text:p>
        </text:list-item>
        <text:list-item>
          <text:p text:style-name="P11">אַיִל — ram (Strong 352)</text:p>
        </text:list-item>
        <text:list-item>
          <text:p text:style-name="P11">אֵל — A god, God (Strong 410)</text:p>
        </text:list-item>
        <text:list-item>
          <text:p text:style-name="P11">אֵם — mother (Strong 517)</text:p>
        </text:list-item>
        <text:list-item>
          <text:p text:style-name="P11">אַמָּה — Forearm, cubit (Strong 522)</text:p>
        </text:list-item>
        <text:list-item>
          <text:p text:style-name="P11">אַף — Nose, anger (Strong 637)</text:p>
        </text:list-item>
        <text:list-item>
          <text:p text:style-name="P11">בֶּגֶד — Garment, covering (Strong 899)</text:p>
        </text:list-item>
        <text:list-item>
          <text:p text:style-name="P11">בְּרִית — Agreement, covenant (Strong 1285)</text:p>
        </text:list-item>
        <text:list-item>
          <text:p text:style-name="P11">בָּשָׂר — flesh (Strong 1320)</text:p>
        </text:list-item>
        <text:list-item>
          <text:p text:style-name="P11">גְּבוּל — boundary (Strong 1366)</text:p>
        </text:list-item>
        <text:list-item>
          <text:p text:style-name="P11">זֶרַע — seed (Strong 2233)</text:p>
        </text:list-item>
        <text:list-item>
          <text:p text:style-name="P11">חַטָּאת — Sin, sin offering (Strong 2403)</text:p>
        </text:list-item>
        <text:list-item>
          <text:p text:style-name="P11">חַיִל — Strength, power (Strong 2428)</text:p>
        </text:list-item>
        <text:list-item>
          <text:p text:style-name="P11">חֶסֶד — Loyalty (Strong 2617)</text:p>
        </text:list-item>
        <text:list-item>
          <text:p text:style-name="P11">לֶחֶם — Bread (Strong 3899)</text:p>
        </text:list-item>
        <text:list-item>
          <text:p text:style-name="P11">לַיְלָה — Night (Strong 3915)</text:p>
        </text:list-item>
        <text:list-item>
          <text:p text:style-name="P11">מְאֹד — n. Might, adv. exceedingly (Strong 3966)</text:p>
        </text:list-item>
        <text:list-item>
          <text:p text:style-name="P11">מִדְבָּר — Wilderness, pasturage (Strong 4057)</text:p>
        </text:list-item>
        <text:list-item>
          <text:p text:style-name="P11">מוֹעֵד — Appointed time, meeting (Strong 4150)</text:p>
        </text:list-item>
        <text:list-item>
          <text:p text:style-name="P11">מַחֲנֶה — camp (Strong 4264)</text:p>
        </text:list-item>
        <text:list-item>
          <text:p text:style-name="P11">מַטֶּה — Rod, tribe (Strong 4294)</text:p>
        </text:list-item>
        <text:list-item>
          <text:p text:style-name="P11">מַלְאָך — Messenger, angel (Strong 4397)</text:p>
        </text:list-item>
        <text:list-item>
          <text:p text:style-name="P11">מִנְחָה — Gift, offering (Strong 4503)</text:p>
        </text:list-item>
        <text:list-item>
          <text:p text:style-name="P11">מַעֲשֶׂה — Work, deed (Strong 4639)</text:p>
        </text:list-item>
        <text:list-item>
          <text:p text:style-name="P11">מִשְׁפָּחַה — family (Strong 4940)</text:p>
        </text:list-item>
        <text:list-item>
          <text:p text:style-name="P11">נַחֲלָה — Inheritance (Strong 5159)</text:p>
        </text:list-item>
        <text:list-item>
          <text:p text:style-name="P11">נַעַר — Boy, young man (Strong 5288)</text:p>
        </text:list-item>
        <text:list-item>
          <text:p text:style-name="P11">עָוֹן — Guilt, intentional offence (Strong 5770)</text:p>
        </text:list-item>
        <text:list-item>
          <text:p text:style-name="P11">עֹלָה — Whole burnt offering (Strong 5930)</text:p>
        </text:list-item>
        <text:list-item>
          <text:p text:style-name="P11">עֵת — Time (Strong 6256)</text:p>
        </text:list-item>
        <text:list-item>
          <text:p text:style-name="P11">צֹאן — Flock: sheep or goats (Strong 6629)</text:p>
        </text:list-item>
        <text:list-item>
          <text:p text:style-name="P11">קֶרֶב — Midst, inward (Strong 7130)</text:p>
        </text:list-item>
        <text:list-item>
          <text:p text:style-name="P11">רֶגֶל — Foot (Strong 7272)</text:p>
        </text:list-item>
        <text:list-item>
          <text:p text:style-name="P11">רעה רֵעַ — Friend, neighbor (Strong 7462)</text:p>
        </text:list-item>
        <text:list-item>
          <text:p text:style-name="P11"><text:soft-page-break/>רעע רַע — Evil, bad (Strong 7465)</text:p>
        </text:list-item>
        <text:list-item>
          <text:p text:style-name="P11">רָשָׁע — Wicked, guilty (Strong 7563)</text:p>
        </text:list-item>
        <text:list-item>
          <text:p text:style-name="P11">שָׁלוֹם — Wholeness, peace (Strong 7965)</text:p>
        </text:list-item>
        <text:list-item>
          <text:p text:style-name="P11">שֵׁשׁ שִׁשָּׁה — Six (Strong 8336)</text:p>
        </text:list-item>
        <text:list-item>
          <text:p text:style-name="P11">תּוֹרָה — Instruction, law (Strong 8451)</text:p>
        </text:list-item>
      </text:list>
      <text:h text:style-name="Heading_20_2" text:outline-level="2"><text:bookmark-start text:name="nouns-3"/>Nouns<text:bookmark-end text:name="nouns-3"/></text:h>
      <text:h text:style-name="Heading_20_3" text:outline-level="3"><text:bookmark-start text:name="nouns-occurring-50-100-times"/>Nouns occurring 50-100 times<text:bookmark-end text:name="nouns-occurring-50-100-times"/></text:h>
      <text:list xml:id="list1640471401" text:style-name="L9">
        <text:list-item>
          <text:p text:style-name="P12">אֶבְיוֹן — Needy, poor (Strong 34)</text:p>
        </text:list-item>
        <text:list-item>
          <text:p text:style-name="P12">אֶדֶן — Socket, pedestal (Strong 134)</text:p>
        </text:list-item>
        <text:list-item>
          <text:p text:style-name="P12">אָוֶן — Weird thing, evil, wickedness (Strong 205)</text:p>
        </text:list-item>
        <text:list-item>
          <text:p text:style-name="P12">אוֹצָר — Supply, treasure (Strong 214)</text:p>
        </text:list-item>
        <text:list-item>
          <text:p text:style-name="P12">אוֹת — sign (Strong 226)</text:p>
        </text:list-item>
        <text:list-item>
          <text:p text:style-name="P12">אֲחֻזָּה — Landed property (Strong 272)</text:p>
        </text:list-item>
        <text:list-item>
          <text:p text:style-name="P12">אַחֲרוֹן — At the back, later on (Strong 314)</text:p>
        </text:list-item>
        <text:list-item>
          <text:p text:style-name="P12">אַחֲרִית — End, result (Strong 319)</text:p>
        </text:list-item>
        <text:list-item>
          <text:p text:style-name="P12">אֱלוֹהַּ — God, a god (Strong 433)</text:p>
        </text:list-item>
        <text:list-item>
          <text:p text:style-name="P12">אַלְמָנָה — Widow (Strong 490)</text:p>
        </text:list-item>
        <text:list-item>
          <text:p text:style-name="P12">אָמָה — Female slave, hand-maiden (Strong 519)</text:p>
        </text:list-item>
        <text:list-item>
          <text:p text:style-name="P12">אֱמוּנָה — Faithfulness (Strong 530)</text:p>
        </text:list-item>
        <text:list-item>
          <text:p text:style-name="P12">אֵמֶר — Word, saying (Strong 561)</text:p>
        </text:list-item>
        <text:list-item>
          <text:p text:style-name="P12">אֵפוֹד — Ephod (Strong 646)</text:p>
        </text:list-item>
        <text:list-item>
          <text:p text:style-name="P12">אֶרֶז — Cedar (Strong 730)</text:p>
        </text:list-item>
        <text:list-item>
          <text:p text:style-name="P12">אֹרַח — Way, path (Strong 734)</text:p>
        </text:list-item>
        <text:list-item>
          <text:p text:style-name="P12">אֲרִי אַרְיֵה — Lion (Strong 738)</text:p>
        </text:list-item>
        <text:list-item>
          <text:p text:style-name="P12">אֹרֶך — Length (Strong 748)</text:p>
        </text:list-item>
        <text:list-item>
          <text:p text:style-name="P12">אִשֶּׁה — Fire-offering (Strong 801)</text:p>
        </text:list-item>
        <text:list-item>
          <text:p text:style-name="P12">בּוֹר — Waterpit, cistern (Strong 953)</text:p>
        </text:list-item>
        <text:list-item>
          <text:p text:style-name="P12">בֶּטֶן — Belly, body, womb (Strong 990)</text:p>
        </text:list-item>
        <text:list-item>
          <text:p text:style-name="P12">בָּמָה — High-place (Strong 1116)</text:p>
        </text:list-item>
        <text:list-item>
          <text:p text:style-name="P12">בַּעַל — Owner, baals, Baal (Strong 1167)</text:p>
        </text:list-item>
        <text:list-item>
          <text:p text:style-name="P12">בַּרְזֶל — Iron (Strong 1270)</text:p>
        </text:list-item>
        <text:list-item>
          <text:p text:style-name="P12">בְּרָכָה — Blessing (Strong 1293)</text:p>
        </text:list-item>
        <text:list-item>
          <text:p text:style-name="P12">גָּאוֹן — Height, pride (Strong 1347)</text:p>
        </text:list-item>
        <text:list-item>
          <text:p text:style-name="P12">גְּבוּרָה — Strength, great deed (Strong 1369)</text:p>
        </text:list-item>
        <text:list-item>
          <text:p text:style-name="P12">גִּבְעְָה — Hill (Strong 1389)</text:p>
        </text:list-item>
        <text:list-item>
          <text:p text:style-name="P12">גֶּבֶר — Man, anyone (Strong 1397)</text:p>
        </text:list-item>
        <text:list-item>
          <text:p text:style-name="P12">גּוֹרָל — Lot, dice (Strong 1486)</text:p>
        </text:list-item>
        <text:list-item>
          <text:p text:style-name="P12">גַּיְא גֵּי — Valley (Strong 1516)</text:p>
        </text:list-item>
        <text:list-item>
          <text:p text:style-name="P12">גָּמָל — Camel (Strong 1581)</text:p>
        </text:list-item>
        <text:list-item>
          <text:p text:style-name="P12"><text:soft-page-break/>גֶּפֶן — Vine (Strong 1612)</text:p>
        </text:list-item>
        <text:list-item>
          <text:p text:style-name="P12">גֵּר — Sojourner, newcomer (Strong 1616)</text:p>
        </text:list-item>
        <text:list-item>
          <text:p text:style-name="P12">דֶּבֶר — Plague (Strong 1698)</text:p>
        </text:list-item>
        <text:list-item>
          <text:p text:style-name="P12">דְּבַשׁ — Honey (Strong 1706)</text:p>
        </text:list-item>
        <text:list-item>
          <text:p text:style-name="P12">דֶּלֶת — Door (Strong 1817)</text:p>
        </text:list-item>
        <text:list-item>
          <text:p text:style-name="P12">דַּעַת — Knowledge (Strong 1847)</text:p>
        </text:list-item>
        <text:list-item>
          <text:p text:style-name="P12">הֵיכָל — Temple, palace (Strong 1964)</text:p>
        </text:list-item>
        <text:list-item>
          <text:p text:style-name="P12">הָמוֹן — Multitude, tumult (Strong 1995)</text:p>
        </text:list-item>
        <text:list-item>
          <text:p text:style-name="P12">זָכָר — Male (Strong 2145)</text:p>
        </text:list-item>
        <text:list-item>
          <text:p text:style-name="P12">זָר — Strange, different, illicit (Strong 2213)</text:p>
        </text:list-item>
        <text:list-item>
          <text:p text:style-name="P12">זְרוֹעַ — Arm, forearm (Strong 2220)</text:p>
        </text:list-item>
        <text:list-item>
          <text:p text:style-name="P12">חֶבֶל — Cord, rope (Strong 2256)</text:p>
        </text:list-item>
        <text:list-item>
          <text:p text:style-name="P12">חַג — Festival, procession (Strong 2282)</text:p>
        </text:list-item>
        <text:list-item>
          <text:p text:style-name="P12">חָזָק — Firm, strong (Strong 2389)</text:p>
        </text:list-item>
        <text:list-item>
          <text:p text:style-name="P12">חִטָּה — Wheat (Strong 2406)</text:p>
        </text:list-item>
        <text:list-item>
          <text:p text:style-name="P12">חֵלֶב — Fat (Strong 2459)</text:p>
        </text:list-item>
        <text:list-item>
          <text:p text:style-name="P12">חֲלוֹם — Dream (Strong 2472)</text:p>
        </text:list-item>
        <text:list-item>
          <text:p text:style-name="P12">חֵלֶק — Portion, shares (Strong 2506)</text:p>
        </text:list-item>
        <text:list-item>
          <text:p text:style-name="P12">חֲמוֹר — Male ass (Strong 2543)</text:p>
        </text:list-item>
        <text:list-item>
          <text:p text:style-name="P12">חָמָס — Violence, wrong (Strong 2555)</text:p>
        </text:list-item>
        <text:list-item>
          <text:p text:style-name="P12">חֵן — Favor, grace (Strong 2580)</text:p>
        </text:list-item>
        <text:list-item>
          <text:p text:style-name="P12">חֵץ — arrow (Strong 2671)</text:p>
        </text:list-item>
        <text:list-item>
          <text:p text:style-name="P12">חֶרְפָּה — Reproach, disgrace (Strong 2781)</text:p>
        </text:list-item>
        <text:list-item>
          <text:p text:style-name="P12">חשֶׁך — Darkness (Strong 2820)</text:p>
        </text:list-item>
        <text:list-item>
          <text:p text:style-name="P12">טָהוֹר — Clean, pure (Strong 2889)</text:p>
        </text:list-item>
        <text:list-item>
          <text:p text:style-name="P12">טָמֵא — Unclean (Strong 2930)</text:p>
        </text:list-item>
        <text:list-item>
          <text:p text:style-name="P12">כֶּרֶם — Vineyard (Strong 3754)</text:p>
        </text:list-item>
        <text:list-item>
          <text:p text:style-name="P12">יְאֹר — River Nile (Strong 2975)</text:p>
        </text:list-item>
        <text:list-item>
          <text:p text:style-name="P12">יֶלֶד — Boy, child (Strong 3206)</text:p>
        </text:list-item>
        <text:list-item>
          <text:p text:style-name="P12">יַעַר — Forest, woods (Strong 3293)</text:p>
        </text:list-item>
        <text:list-item>
          <text:p text:style-name="P12">יְרִיעָה — Tent, curtain (Strong 3407)</text:p>
        </text:list-item>
        <text:list-item>
          <text:p text:style-name="P12">יְשׁוּעָה — Help, salvation (Strong 3444)</text:p>
        </text:list-item>
        <text:list-item>
          <text:p text:style-name="P12">כְּסִיל — Insolent, foolish (Strong 3686)</text:p>
        </text:list-item>
        <text:list-item>
          <text:p text:style-name="P12">כְּרוּב — Cherub (Strong 3742)</text:p>
        </text:list-item>
        <text:list-item>
          <text:p text:style-name="P12">כָּתֵף — Shoulder (Strong 3802)</text:p>
        </text:list-item>
        <text:list-item>
          <text:p text:style-name="P12">מִגְדָּל — Tower (Strong 4026)</text:p>
        </text:list-item>
        <text:list-item>
          <text:p text:style-name="P12">מָגֵן — Shield (Strong 4043)</text:p>
        </text:list-item>
        <text:list-item>
          <text:p text:style-name="P12">מִדָּה — Measure (Strong 4060)</text:p>
        </text:list-item>
        <text:list-item>
          <text:p text:style-name="P12">מְדִינָה — Administrative district (Strong 4082)</text:p>
        </text:list-item>
        <text:list-item>
          <text:p text:style-name="P12">מוּסָר — Chastisement, warning (Strong 4148)</text:p>
        </text:list-item>
        <text:list-item>
          <text:p text:style-name="P12">מִזְמוֹר — Psalm (Strong 4210)</text:p>
        </text:list-item>
        <text:list-item>
          <text:p text:style-name="P12">מִזְרַח — East, sunrise (Strong 4217)</text:p>
        </text:list-item>
        <text:list-item>
          <text:p text:style-name="P12"><text:soft-page-break/>מָחָר — Tomorrow (Strong 4279)</text:p>
        </text:list-item>
        <text:list-item>
          <text:p text:style-name="P12">מַחֲשֶׁבֶת — Thought (Strong 4284)</text:p>
        </text:list-item>
        <text:list-item>
          <text:p text:style-name="P12">מַלְכוּת — Kingdom, reign (Strong 4438)</text:p>
        </text:list-item>
        <text:list-item>
          <text:p text:style-name="P12">מְעַט — A little, few (Strong 4592)</text:p>
        </text:list-item>
        <text:list-item>
          <text:p text:style-name="P12">מַצָּה — Unleavened bread (Strong 4682)</text:p>
        </text:list-item>
        <text:list-item>
          <text:p text:style-name="P12">מִקְדָּשׁ — Sanctuary, sacred place (Strong 4720)</text:p>
        </text:list-item>
        <text:list-item>
          <text:p text:style-name="P12">מִקְנֶה — Purchase, possession (Strong 4735)</text:p>
        </text:list-item>
        <text:list-item>
          <text:p text:style-name="P12">מָרוֹם — High place (Strong 4791)</text:p>
        </text:list-item>
        <text:list-item>
          <text:p text:style-name="P12">מַשָּׂא — Burden, utterance (Strong 4853)</text:p>
        </text:list-item>
        <text:list-item>
          <text:p text:style-name="P12">מָשִׁיחַ — Anointed one (Strong 4899)</text:p>
        </text:list-item>
        <text:list-item>
          <text:p text:style-name="P12">מִשְׁמֶרֶת — Observance, service (Strong 4931)</text:p>
        </text:list-item>
        <text:list-item>
          <text:p text:style-name="P12">מִשְׁקָל — Weight (Strong 4948)</text:p>
        </text:list-item>
        <text:list-item>
          <text:p text:style-name="P12">נֶגַע — Stroke, plague (Strong 5061)</text:p>
        </text:list-item>
        <text:list-item>
          <text:p text:style-name="P12">נֶדֶר — Vow (Strong 5088)</text:p>
        </text:list-item>
        <text:list-item>
          <text:p text:style-name="P12">נֶסֶך — drink offering (Strong 5258)</text:p>
        </text:list-item>
        <text:list-item>
          <text:p text:style-name="P12">נַעֲרָה — Young girl (Strong 5292)</text:p>
        </text:list-item>
        <text:list-item>
          <text:p text:style-name="P12">סֶלָה — Unexplained musical term (Strong 5542)</text:p>
        </text:list-item>
        <text:list-item>
          <text:p text:style-name="P12">סֶלַע — Rock, crag (Strong 5553)</text:p>
        </text:list-item>
        <text:list-item>
          <text:p text:style-name="P12">סֹלֶת — Fine flour (Strong 5560)</text:p>
        </text:list-item>
        <text:list-item>
          <text:p text:style-name="P12">עֵבֶר — Side, beyond (Strong 5676)</text:p>
        </text:list-item>
        <text:list-item>
          <text:p text:style-name="P12">עֵד — Witness (Strong 5707)</text:p>
        </text:list-item>
        <text:list-item>
          <text:p text:style-name="P12">עֵדוּת — Warning, sign (Strong 5715)</text:p>
        </text:list-item>
        <text:list-item>
          <text:p text:style-name="P12">עוֹף — Flying creatures: birds &amp; insects (Strong 5775)</text:p>
        </text:list-item>
        <text:list-item>
          <text:p text:style-name="P12">עוֹר — Skin, leather (Strong 5785)</text:p>
        </text:list-item>
        <text:list-item>
          <text:p text:style-name="P12">עֵז — Goat (Strong 5795)</text:p>
        </text:list-item>
        <text:list-item>
          <text:p text:style-name="P12">עֹז — Strength, power, might (Strong 5797)</text:p>
        </text:list-item>
        <text:list-item>
          <text:p text:style-name="P12">עֶלְיוֹן — The upper, highest (Strong 5945)</text:p>
        </text:list-item>
        <text:list-item>
          <text:p text:style-name="P12">עַמּוּד — Pillar, column (Strong 5982)</text:p>
        </text:list-item>
        <text:list-item>
          <text:p text:style-name="P12">עָמָל — Labor, trouble (Strong 5999)</text:p>
        </text:list-item>
        <text:list-item>
          <text:p text:style-name="P12">עֵמֶק — Valley, lowland (Strong 6010)</text:p>
        </text:list-item>
        <text:list-item>
          <text:p text:style-name="P12">עֲנִי — Afflicted, humble (Strong 6040)</text:p>
        </text:list-item>
        <text:list-item>
          <text:p text:style-name="P12">עָנָן — Clouds (Strong 6051)</text:p>
        </text:list-item>
        <text:list-item>
          <text:p text:style-name="P12">עֵצָה — Counsel (Strong 6097)</text:p>
        </text:list-item>
        <text:list-item>
          <text:p text:style-name="P12">עֲרָבָה — Desert (Strong 6155)</text:p>
        </text:list-item>
        <text:list-item>
          <text:p text:style-name="P12">עֶרְוָה — Nakedness (Strong 6172)</text:p>
        </text:list-item>
        <text:list-item>
          <text:p text:style-name="P12">פֵּאָה — Side, rim (Strong 6285)</text:p>
        </text:list-item>
        <text:list-item>
          <text:p text:style-name="P12">פָּרָשׁ — Horseman (Strong 6571)</text:p>
        </text:list-item>
        <text:list-item>
          <text:p text:style-name="P12">צוּר — Rock (Strong 6696)</text:p>
        </text:list-item>
        <text:list-item>
          <text:p text:style-name="P12">צַר — Adversary, distress (Strong 6862)</text:p>
        </text:list-item>
        <text:list-item>
          <text:p text:style-name="P12">צָרָה — Distress (Strong 6869)</text:p>
        </text:list-item>
        <text:list-item>
          <text:p text:style-name="P12">קֶבֶר — Grave (Strong 6913)</text:p>
        </text:list-item>
        <text:list-item>
          <text:p text:style-name="P12">קָדִים — East (Strong 6921)</text:p>
        </text:list-item>
        <text:list-item>
          <text:p text:style-name="P12"><text:soft-page-break/>קֶדֶם — Before, in front, east (Strong 6924)</text:p>
        </text:list-item>
        <text:list-item>
          <text:p text:style-name="P12">קָהָל — Assembly (Strong 6951)</text:p>
        </text:list-item>
        <text:list-item>
          <text:p text:style-name="P12">קָטֹן — Small (Strong 6994)</text:p>
        </text:list-item>
        <text:list-item>
          <text:p text:style-name="P12">קְטֹרֶת — Incense (Strong 7004)</text:p>
        </text:list-item>
        <text:list-item>
          <text:p text:style-name="P12">קִיר — Wall (Strong 7024)</text:p>
        </text:list-item>
        <text:list-item>
          <text:p text:style-name="P12">קָנֶה — Reed (Strong 7070)</text:p>
        </text:list-item>
        <text:list-item>
          <text:p text:style-name="P12">קֵץ — End (Strong 7093)</text:p>
        </text:list-item>
        <text:list-item>
          <text:p text:style-name="P12">קָצֶה — End, border, extremity (Strong 7097)</text:p>
        </text:list-item>
        <text:list-item>
          <text:p text:style-name="P12">קָצִיר — Harvest (Strong 7105)</text:p>
        </text:list-item>
        <text:list-item>
          <text:p text:style-name="P12">קָרְבָּן — Offering, gift (Strong 7133)</text:p>
        </text:list-item>
        <text:list-item>
          <text:p text:style-name="P12">קָרוֹב — Near (Strong 7138)</text:p>
        </text:list-item>
        <text:list-item>
          <text:p text:style-name="P12">קֶרֶן — Horn (Strong 7161)</text:p>
        </text:list-item>
        <text:list-item>
          <text:p text:style-name="P12">קֶשֶׁת — Bow (Strong 7198)</text:p>
        </text:list-item>
        <text:list-item>
          <text:p text:style-name="P12">רֵאשִׁית — Beginning (Strong 7225)</text:p>
        </text:list-item>
        <text:list-item>
          <text:p text:style-name="P12">רְחוֹב — Open place (Strong 7339)</text:p>
        </text:list-item>
        <text:list-item>
          <text:p text:style-name="P12">רָחֹק — Distant, remote (Strong 7350)</text:p>
        </text:list-item>
        <text:list-item>
          <text:p text:style-name="P12">רִיב — strife (Strong 7378)</text:p>
        </text:list-item>
        <text:list-item>
          <text:p text:style-name="P12">רָצוֹן — Pleasure, favor (Strong 7522)</text:p>
        </text:list-item>
        <text:list-item>
          <text:p text:style-name="P12">שְׂמאל — Left side (Strong 8040)</text:p>
        </text:list-item>
        <text:list-item>
          <text:p text:style-name="P12">שִׂמְחָה — Joy, gladness (Strong 8057)</text:p>
        </text:list-item>
        <text:list-item>
          <text:p text:style-name="P12">שָׂעִיר — Kid, he-goat (Strong 8163)</text:p>
        </text:list-item>
        <text:list-item>
          <text:p text:style-name="P12">שְׁאוֹל — Underworld, waste (Strong 7585)</text:p>
        </text:list-item>
        <text:list-item>
          <text:p text:style-name="P12">שְׁאֵרִית — Remnant (Strong 7611)</text:p>
        </text:list-item>
        <text:list-item>
          <text:p text:style-name="P12">שׁוֹפָר — Ram’s horn (Strong 7782)</text:p>
        </text:list-item>
        <text:list-item>
          <text:p text:style-name="P12">שׁוֹר — Steer, ox (Strong 7794)</text:p>
        </text:list-item>
        <text:list-item>
          <text:p text:style-name="P12">שִׁיר — Song (Strong 7891)</text:p>
        </text:list-item>
        <text:list-item>
          <text:p text:style-name="P12">שֻׁלְחָן — Table (Strong 7979)</text:p>
        </text:list-item>
        <text:list-item>
          <text:p text:style-name="P12">שָׁלָל — Booty, plunder (Strong 7998)</text:p>
        </text:list-item>
        <text:list-item>
          <text:p text:style-name="P12">שֶׁלֶם — Final or peace offering (Strong 8002)</text:p>
        </text:list-item>
        <text:list-item>
          <text:p text:style-name="P12">שְׁמָמָה — Desolation, waste (Strong 8077)</text:p>
        </text:list-item>
        <text:list-item>
          <text:p text:style-name="P12">שֵׁן — Tooth (Strong 8127)</text:p>
        </text:list-item>
        <text:list-item>
          <text:p text:style-name="P12">שִׁפְחָה — Maid-servant (Strong 8198)</text:p>
        </text:list-item>
        <text:list-item>
          <text:p text:style-name="P12">שֶׁקֶל — Shekel, weight (Strong 8255)</text:p>
        </text:list-item>
        <text:list-item>
          <text:p text:style-name="P12">תְּהִלָּה — Praise, glory (Strong 8416)</text:p>
        </text:list-item>
        <text:list-item>
          <text:p text:style-name="P12">תָּמִים — Complete, without fault (Strong 8549)</text:p>
        </text:list-item>
        <text:list-item>
          <text:p text:style-name="P12">תִּפְאֶרֶת — Glory, beauty (Strong 8594)</text:p>
        </text:list-item>
        <text:list-item>
          <text:p text:style-name="P12">תְּפִלָּה — Prayer (Strong 8605)</text:p>
        </text:list-item>
        <text:list-item>
          <text:p text:style-name="P12">תְּרוּמָה — Contribution, gift (Strong 8641)</text:p>
        </text:list-item>
        <text:list-item>
          <text:p text:style-name="P12">תֵּשַׁע — Nine (Strong 8672)</text:p>
        </text:list-item>
      </text:list>
      <text:h text:style-name="Heading_20_2" text:outline-level="2"><text:bookmark-start text:name="prepositions-and-prepositional-phrases"/><text:soft-page-break/>Prepositions and Prepositional Phrases<text:bookmark-end text:name="prepositions-and-prepositional-phrases"/></text:h>
      <text:h text:style-name="Heading_20_3" text:outline-level="3"><text:bookmark-start text:name="denoting-place"/>Denoting Place<text:bookmark-end text:name="denoting-place"/></text:h>
      <text:list xml:id="list529286272" text:style-name="L10">
        <text:list-item>
          <text:p text:style-name="P13">אֶל — Unto (goal) (Strong 413)</text:p>
        </text:list-item>
        <text:list-item>
          <text:p text:style-name="P13">לְ — To (Strong )</text:p>
        </text:list-item>
        <text:list-item>
          <text:p text:style-name="P13">עַד — To (limit) (Strong 5703)</text:p>
        </text:list-item>
        <text:list-item>
          <text:p text:style-name="P13">לִפְנֵי — Before, in front of (Strong 3942)</text:p>
        </text:list-item>
        <text:list-item>
          <text:p text:style-name="P13">לִפְנוֹת — Towards (Strong )</text:p>
        </text:list-item>
        <text:list-item>
          <text:p text:style-name="P13">נֶגֶד — Opposite, before (Strong 5048)</text:p>
        </text:list-item>
        <text:list-item>
          <text:p text:style-name="P13">קִדְמַת — Before (Strong )</text:p>
        </text:list-item>
        <text:list-item>
          <text:p text:style-name="P13">נכַח — Before (Strong 5226)</text:p>
        </text:list-item>
        <text:list-item>
          <text:p text:style-name="P13">לְעֻמַּת — Near, opposite (Strong )</text:p>
        </text:list-item>
        <text:list-item>
          <text:p text:style-name="P13">מוּל מוֹל — Towards (Strong 4135)</text:p>
        </text:list-item>
        <text:list-item>
          <text:p text:style-name="P13">לִקְרַאת — Towards (Strong )</text:p>
        </text:list-item>
        <text:list-item>
          <text:p text:style-name="P13">אֵצֶל — By the side of (Strong 681)</text:p>
        </text:list-item>
        <text:list-item>
          <text:p text:style-name="P13">בְּ — In (Strong )</text:p>
        </text:list-item>
        <text:list-item>
          <text:p text:style-name="P13">אֵת אֶת- — (Sinn of direct object), with (Strong 852)</text:p>
        </text:list-item>
        <text:list-item>
          <text:p text:style-name="P13">בֵּין — Between (Strong 995)</text:p>
        </text:list-item>
        <text:list-item>
          <text:p text:style-name="P13">בַּעַד — About (Strong 1157)</text:p>
        </text:list-item>
        <text:list-item>
          <text:p text:style-name="P13">עֵבֶר — Beyond (Strong 5676)</text:p>
        </text:list-item>
        <text:list-item>
          <text:p text:style-name="P13">בְּעֵבֶר — Beyond (Strong )</text:p>
        </text:list-item>
        <text:list-item>
          <text:p text:style-name="P13">אַחַר אַחֲרֵי — Behind (Strong 309)</text:p>
        </text:list-item>
        <text:list-item>
          <text:p text:style-name="P13">עַל — Upon (Strong 5920)</text:p>
        </text:list-item>
        <text:list-item>
          <text:p text:style-name="P13">תַּחַ — Beneath (Strong )</text:p>
        </text:list-item>
        <text:list-item>
          <text:p text:style-name="P13">סָבִיב — Around (Strong 5439)</text:p>
        </text:list-item>
        <text:list-item>
          <text:p text:style-name="P13">בֵּית — Inside (Strong 1004)</text:p>
        </text:list-item>
        <text:list-item>
          <text:p text:style-name="P13">חוּץ — Without, outside (Strong 2351)</text:p>
        </text:list-item>
        <text:list-item>
          <text:p text:style-name="P13">בְּתוֹך — Inside, through (Strong )</text:p>
        </text:list-item>
        <text:list-item>
          <text:p text:style-name="P13">בְּקֶרֶב — In the midst of (Strong )</text:p>
        </text:list-item>
        <text:list-item>
          <text:p text:style-name="P13">מִן — from (Strong 4478)</text:p>
        </text:list-item>
      </text:list>
      <text:h text:style-name="Heading_20_2" text:outline-level="2"><text:bookmark-start text:name="prepositions-and-prepositional-phrases-1"/>Prepositions and Prepositional Phrases<text:bookmark-end text:name="prepositions-and-prepositional-phrases-1"/></text:h>
      <text:h text:style-name="Heading_20_3" text:outline-level="3"><text:bookmark-start text:name="denoting-time"/>Denoting Time<text:bookmark-end text:name="denoting-time"/></text:h>
      <text:list xml:id="list3884241441" text:style-name="L11">
        <text:list-item>
          <text:p text:style-name="P14">בְּ — In (Strong )</text:p>
        </text:list-item>
        <text:list-item>
          <text:p text:style-name="P14">מִן — From (Strong 4478)</text:p>
        </text:list-item>
        <text:list-item>
          <text:p text:style-name="P14">אֵל — Unto (Strong 410)</text:p>
        </text:list-item>
        <text:list-item>
          <text:p text:style-name="P14">לְ — to (Strong )</text:p>
        </text:list-item>
        <text:list-item>
          <text:p text:style-name="P14">עַד — Till (Strong 5703)</text:p>
        </text:list-item>
        <text:list-item>
          <text:p text:style-name="P14">לִפְנֵי — Before (Strong 3942)</text:p>
        </text:list-item>
        <text:list-item>
          <text:p text:style-name="P14"><text:soft-page-break/>פְּנוֹת — Towards (Strong )</text:p>
        </text:list-item>
        <text:list-item>
          <text:p text:style-name="P14">אַחַר — after (Strong 310)</text:p>
        </text:list-item>
        <text:list-item>
          <text:p text:style-name="P14">בֵּין — Between (Strong 995)</text:p>
        </text:list-item>
        <text:list-item>
          <text:p text:style-name="P14">מֵאָז — Since (Strong )</text:p>
        </text:list-item>
        <text:list-item>
          <text:p text:style-name="P14">בְּעוֹד — Within (Strong )</text:p>
        </text:list-item>
        <text:list-item>
          <text:p text:style-name="P14">מִטֶּרֶם — Before (Strong )</text:p>
        </text:list-item>
      </text:list>
      <text:h text:style-name="Heading_20_2" text:outline-level="2"><text:bookmark-start text:name="prepositions-and-prepositional-phrases-2"/>Prepositions and Prepositional Phrases<text:bookmark-end text:name="prepositions-and-prepositional-phrases-2"/></text:h>
      <text:h text:style-name="Heading_20_3" text:outline-level="3"><text:bookmark-start text:name="denoting-cause-end-instrumentality"/>Denoting Cause, End, Instrumentality<text:bookmark-end text:name="denoting-cause-end-instrumentality"/></text:h>
      <text:list xml:id="list1701600966" text:style-name="L12">
        <text:list-item>
          <text:p text:style-name="P15">בַּעֲבוּר — On account of, for the sake of (Strong 5668)</text:p>
        </text:list-item>
        <text:list-item>
          <text:p text:style-name="P15">לְבַעֲבוּר — In order to (Strong )</text:p>
        </text:list-item>
        <text:list-item>
          <text:p text:style-name="P15">בִּגְלַל — On account of (Strong 1558)</text:p>
        </text:list-item>
        <text:list-item>
          <text:p text:style-name="P15">יַעַן — Because of (Strong 1842)</text:p>
        </text:list-item>
        <text:list-item>
          <text:p text:style-name="P15">לְמַעַן — For the sake of, therefore (Strong 4616)</text:p>
        </text:list-item>
        <text:list-item>
          <text:p text:style-name="P15">בְּעַד — Through, for the benefit of (Strong 1157)</text:p>
        </text:list-item>
        <text:list-item>
          <text:p text:style-name="P15">עֵקֶב — Therefore (Strong 6118)</text:p>
        </text:list-item>
        <text:list-item>
          <text:p text:style-name="P15">עַל-עֵקֶב — On account of, therefore (Strong )</text:p>
        </text:list-item>
        <text:list-item>
          <text:p text:style-name="P15">לְנֹכַח — In front of, before (Strong )</text:p>
        </text:list-item>
        <text:list-item>
          <text:p text:style-name="P15">מִפְּנֵי — Away from, because (Strong )</text:p>
        </text:list-item>
        <text:list-item>
          <text:p text:style-name="P15">עַל-אוֹדוֹת — On account of (Strong )</text:p>
        </text:list-item>
        <text:list-item>
          <text:p text:style-name="P15">עַל-דְּבַר — Regarding, because (Strong )</text:p>
        </text:list-item>
        <text:list-item>
          <text:p text:style-name="P15">בְּדֵי — For (Strong )</text:p>
        </text:list-item>
        <text:list-item>
          <text:p text:style-name="P15">בְּ — By (Strong )</text:p>
        </text:list-item>
        <text:list-item>
          <text:p text:style-name="P15">בְּיַד — By (Strong )</text:p>
        </text:list-item>
        <text:list-item>
          <text:p text:style-name="P15">עַל-יַד — Under the control of (Strong )</text:p>
        </text:list-item>
      </text:list>
      <text:h text:style-name="Heading_20_2" text:outline-level="2"><text:bookmark-start text:name="prepositions-and-prepositional-phrases-3"/>Prepositions and Prepositional Phrases<text:bookmark-end text:name="prepositions-and-prepositional-phrases-3"/></text:h>
      <text:h text:style-name="Heading_20_3" text:outline-level="3"><text:bookmark-start text:name="denoting-connection-relation-privation"/>Denoting Connection, Relation, Privation<text:bookmark-end text:name="denoting-connection-relation-privation"/></text:h>
      <text:list xml:id="list439472946" text:style-name="L13">
        <text:list-item>
          <text:p text:style-name="P16">עִם — With (Strong 5973)</text:p>
        </text:list-item>
        <text:list-item>
          <text:p text:style-name="P16">אֵת — With (Strong 853)</text:p>
        </text:list-item>
        <text:list-item>
          <text:p text:style-name="P16">לְפִי — In proportion to (Strong )</text:p>
        </text:list-item>
        <text:list-item>
          <text:p text:style-name="P16">בְּדֵי — As often as (Strong )</text:p>
        </text:list-item>
        <text:list-item>
          <text:p text:style-name="P16">מִדֵּי — As often as (Strong 4074)</text:p>
        </text:list-item>
        <text:list-item>
          <text:p text:style-name="P16">מִסַּת — As much as (Strong 4530)</text:p>
        </text:list-item>
        <text:list-item>
          <text:p text:style-name="P16">בְּ — In, in place of, with (Strong )</text:p>
        </text:list-item>
        <text:list-item>
          <text:p text:style-name="P16">בְּעַד — Through, behind, for the benefit of (Strong 1157)</text:p>
        </text:list-item>
        <text:list-item>
          <text:p text:style-name="P16">מְקוֹם — Instead of, in place of (Strong 4725)</text:p>
        </text:list-item>
        <text:list-item>
          <text:p text:style-name="P16">תַּחַת — Under, for, in place of (Strong 8478)</text:p>
        </text:list-item>
        <text:list-item>
          <text:p text:style-name="P16">מִתַּחַת — Beneath (Strong )</text:p>
        </text:list-item>
        <text:list-item>
          <text:p text:style-name="P16"><text:soft-page-break/>בְּאֵין — Without (Strong )</text:p>
        </text:list-item>
        <text:list-item>
          <text:p text:style-name="P16">בְּלֹא — Without (Strong 1080)</text:p>
        </text:list-item>
        <text:list-item>
          <text:p text:style-name="P16">בְּלִי — Without (Strong 1097)</text:p>
        </text:list-item>
        <text:list-item>
          <text:p text:style-name="P16">בְִּתִּי — Except for (Strong )</text:p>
        </text:list-item>
        <text:list-item>
          <text:p text:style-name="P16">בְּאֶפֶס — without (Strong )</text:p>
        </text:list-item>
        <text:list-item>
          <text:p text:style-name="P16">זוּלַת זוּלָתִי — Except (Strong 2108)</text:p>
        </text:list-item>
        <text:list-item>
          <text:p text:style-name="P16">בִּלְעֲדֵי — Apart from, beside (Strong 1107)</text:p>
        </text:list-item>
        <text:list-item>
          <text:p text:style-name="P16">חוּץ מִן — Except (Strong 2351)</text:p>
        </text:list-item>
        <text:list-item>
          <text:p text:style-name="P16">לְבַד מִן — Beside, apart from (Strong )</text:p>
        </text:list-item>
        <text:list-item>
          <text:p text:style-name="P16">מִלְּבַד — Except for, beside (Strong )</text:p>
        </text:list-item>
        <text:list-item>
          <text:p text:style-name="P16">לְבַד עַל — Except (Strong )</text:p>
        </text:list-item>
      </text:list>
      <text:h text:style-name="Heading_20_2" text:outline-level="2"><text:bookmark-start text:name="particles"/>Particles<text:bookmark-end text:name="particles"/></text:h>
      <text:h text:style-name="Heading_20_3" text:outline-level="3"><text:bookmark-start text:name="adverbial"/>Adverbial<text:bookmark-end text:name="adverbial"/></text:h>
      <text:list xml:id="list690948730" text:style-name="L14">
        <text:list-item>
          <text:p text:style-name="P17">אָז — Then (Strong 227)</text:p>
        </text:list-item>
        <text:list-item>
          <text:p text:style-name="P17">אַך — Only, surely, however (Strong 389)</text:p>
        </text:list-item>
        <text:list-item>
          <text:p text:style-name="P17">אֵפוֹ — Then, now (Strong 645)</text:p>
        </text:list-item>
        <text:list-item>
          <text:p text:style-name="P17">הֲלֹם — Here (Strong 1988)</text:p>
        </text:list-item>
        <text:list-item>
          <text:p text:style-name="P17">הֵן — Behold, if (Strong 2004)</text:p>
        </text:list-item>
        <text:list-item>
          <text:p text:style-name="P17">הִנֵּה — Behold (Strong 2009)</text:p>
        </text:list-item>
        <text:list-item>
          <text:p text:style-name="P17">הֵנָּה — Here, until now (Strong 2007)</text:p>
        </text:list-item>
        <text:list-item>
          <text:p text:style-name="P17">זֶה — Here, now (Strong 2088)</text:p>
        </text:list-item>
        <text:list-item>
          <text:p text:style-name="P17">כַּאֲשֶׁר — as (Strong )</text:p>
        </text:list-item>
        <text:list-item>
          <text:p text:style-name="P17">כֹּה — Here, now, thus (Strong 3541)</text:p>
        </text:list-item>
        <text:list-item>
          <text:p text:style-name="P17">נָא — Now, please (Strong 4994)</text:p>
        </text:list-item>
        <text:list-item>
          <text:p text:style-name="P17">פֹּה — Here (Strong 6311)</text:p>
        </text:list-item>
        <text:list-item>
          <text:p text:style-name="P17">שָׁם — there (Strong 8033)</text:p>
        </text:list-item>
      </text:list>
      <text:h text:style-name="Heading_20_2" text:outline-level="2"><text:bookmark-start text:name="particles-1"/>Particles<text:bookmark-end text:name="particles-1"/></text:h>
      <text:h text:style-name="Heading_20_3" text:outline-level="3"><text:bookmark-start text:name="relative"/>Relative<text:bookmark-end text:name="relative"/></text:h>
      <text:list xml:id="list1144986946" text:style-name="L15">
        <text:list-item>
          <text:p text:style-name="P18">אֲשֶׁר — Who, which, that (Strong 834)</text:p>
        </text:list-item>
      </text:list>
      <text:h text:style-name="Heading_20_2" text:outline-level="2"><text:bookmark-start text:name="particles-2"/>Particles<text:bookmark-end text:name="particles-2"/></text:h>
      <text:h text:style-name="Heading_20_3" text:outline-level="3"><text:bookmark-start text:name="conditional"/>Conditional<text:bookmark-end text:name="conditional"/></text:h>
      <text:list xml:id="list2262466153" text:style-name="L16">
        <text:list-item>
          <text:p text:style-name="P19">אִם — if (Strong 518)</text:p>
        </text:list-item>
        <text:list-item>
          <text:p text:style-name="P19">כִּי — When, if (Strong 3587)</text:p>
        </text:list-item>
        <text:list-item>
          <text:p text:style-name="P19">כִּי אִם — Otherwise, unless, except (Strong 3587)</text:p>
        </text:list-item>
      </text:list>
      <text:h text:style-name="Heading_20_2" text:outline-level="2"><text:bookmark-start text:name="particles-3"/><text:soft-page-break/>Particles<text:bookmark-end text:name="particles-3"/></text:h>
      <text:h text:style-name="Heading_20_3" text:outline-level="3"><text:bookmark-start text:name="interrogative"/>Interrogative<text:bookmark-end text:name="interrogative"/></text:h>
      <text:list xml:id="list2852058308" text:style-name="L17">
        <text:list-item>
          <text:p text:style-name="P20">אַי אַיֵּה — where (Strong 335)</text:p>
        </text:list-item>
        <text:list-item>
          <text:p text:style-name="P20">אֵיך אֵיכָה — how (Strong 349)</text:p>
        </text:list-item>
        <text:list-item>
          <text:p text:style-name="P20">אָן אָנָה — Whither, where (Strong 575)</text:p>
        </text:list-item>
        <text:list-item>
          <text:p text:style-name="P20">אֵפֹה — where (Strong 644)</text:p>
        </text:list-item>
        <text:list-item>
          <text:p text:style-name="P20">לָמָה — For what, why, wherefore (Strong )</text:p>
        </text:list-item>
        <text:list-item>
          <text:p text:style-name="P20">מַדּוּעַ — Wherefore, why (Strong 4069)</text:p>
        </text:list-item>
        <text:list-item>
          <text:p text:style-name="P20">מָה — What, how (Strong 4100)</text:p>
        </text:list-item>
        <text:list-item>
          <text:p text:style-name="P20">מִי — Who, what (Strong 4310)</text:p>
        </text:list-item>
        <text:list-item>
          <text:p text:style-name="P20">מָתַי — when (Strong 4970)</text:p>
        </text:list-item>
      </text:list>
      <text:h text:style-name="Heading_20_2" text:outline-level="2"><text:bookmark-start text:name="particles-4"/>Particles<text:bookmark-end text:name="particles-4"/></text:h>
      <text:h text:style-name="Heading_20_3" text:outline-level="3"><text:bookmark-start text:name="causal"/>Causal<text:bookmark-end text:name="causal"/></text:h>
      <text:list xml:id="list3100683936" text:style-name="L18">
        <text:list-item>
          <text:p text:style-name="P21">כִּי — For, because (Strong 3587)</text:p>
        </text:list-item>
      </text:list>
      <text:h text:style-name="Heading_20_2" text:outline-level="2"><text:bookmark-start text:name="particles-5"/>Particles<text:bookmark-end text:name="particles-5"/></text:h>
      <text:h text:style-name="Heading_20_3" text:outline-level="3"><text:bookmark-start text:name="negative"/>Negative<text:bookmark-end text:name="negative"/></text:h>
      <text:list xml:id="list2856624488" text:style-name="L19">
        <text:list-item>
          <text:p text:style-name="P22">אַיִן — There is no (Strong 369)</text:p>
        </text:list-item>
        <text:list-item>
          <text:p text:style-name="P22">אַל — No, not (Strong 408)</text:p>
        </text:list-item>
        <text:list-item>
          <text:p text:style-name="P22">לֹא — No, not (Strong 3808)</text:p>
        </text:list-item>
        <text:list-item>
          <text:p text:style-name="P22">פֶּן — Lest, otherwise (Strong 6435)</text:p>
        </text:list-item>
      </text:list>
      <text:h text:style-name="Heading_20_2" text:outline-level="2"><text:bookmark-start text:name="particles-6"/>Particles<text:bookmark-end text:name="particles-6"/></text:h>
      <text:h text:style-name="Heading_20_3" text:outline-level="3"><text:bookmark-start text:name="affirmative"/>Affirmative<text:bookmark-end text:name="affirmative"/></text:h>
      <text:list xml:id="list1861537007" text:style-name="L20">
        <text:list-item>
          <text:p text:style-name="P23">אוּלַי — Perhaps (Strong 194)</text:p>
        </text:list-item>
        <text:list-item>
          <text:p text:style-name="P23">יֵשׁ — There is, there are (Strong 3426)</text:p>
        </text:list-item>
        <text:list-item>
          <text:p text:style-name="P23">כֵּן — Thus, certainly, yes (Strong 3651)</text:p>
        </text:list-item>
        <text:list-item>
          <text:p text:style-name="P23">עוֹד — Again, still (Strong 5750)</text:p>
        </text:list-item>
      </text:list>
      <text:h text:style-name="Heading_20_2" text:outline-level="2"><text:bookmark-start text:name="particles-7"/>Particles<text:bookmark-end text:name="particles-7"/></text:h>
      <text:h text:style-name="Heading_20_3" text:outline-level="3"><text:bookmark-start text:name="assertive"/>Assertive<text:bookmark-end text:name="assertive"/></text:h>
      <text:list xml:id="list3468329988" text:style-name="L21">
        <text:list-item>
          <text:p text:style-name="P24">כִּי — Yea, indeed, surely (Strong 3587)</text:p>
        </text:list-item>
      </text:list>
      <text:h text:style-name="Heading_20_2" text:outline-level="2"><text:bookmark-start text:name="particles-8"/><text:soft-page-break/>Particles<text:bookmark-end text:name="particles-8"/></text:h>
      <text:h text:style-name="Heading_20_3" text:outline-level="3"><text:bookmark-start text:name="interjectional"/>Interjectional<text:bookmark-end text:name="interjectional"/></text:h>
      <text:list xml:id="list3978819170" text:style-name="L22">
        <text:list-item>
          <text:p text:style-name="P25">אַף — Also, even, the more so (Strong 637)</text:p>
        </text:list-item>
      </text:list>
      <text:h text:style-name="Heading_20_2" text:outline-level="2"><text:bookmark-start text:name="particles-9"/>Particles<text:bookmark-end text:name="particles-9"/></text:h>
      <text:h text:style-name="Heading_20_3" text:outline-level="3"><text:bookmark-start text:name="of-choice"/>Of Choice<text:bookmark-end text:name="of-choice"/></text:h>
      <text:list xml:id="list780780060" text:style-name="L23">
        <text:list-item>
          <text:p text:style-name="P26">אוֹ — Or (Strong 17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ff9" svg:font-family="ff9, Georgia1, Georgia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dc:description/>
    <dc:subject/>
    <meta:keyword/>
    <meta:initial-creator/>
    <dc:creator>Žāle Mottahedin</dc:creator>
    <meta:creation-date>2020-07-17T23:14:49Z</meta:creation-date>
    <dc:date>2020-07-18T01:51:55.045423850</dc:date>
    <meta:editing-duration>PT22M7S</meta:editing-duration>
    <meta:editing-cycles>2</meta:editing-cycles>
    <meta:document-statistic meta:table-count="0" meta:image-count="0" meta:object-count="0" meta:page-count="22" meta:paragraph-count="817" meta:word-count="4768" meta:character-count="27781" meta:non-whitespace-character-count="23827"/>
  </office:meta>
</office:document-meta>
</file>